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" style:family="table-cell" style:parent-style-name="Default" style:data-style-name="N1"/>
    <style:style style:name="ce5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float" office:value="3321" calcext:value-type="float">
            <text:p>3321</text:p>
          </table:table-cell>
          <table:table-cell/>
          <table:table-cell office:value-type="float" office:value="9999" calcext:value-type="float">
            <text:p>9999</text:p>
          </table:table-cell>
          <table:table-cell/>
          <table:table-cell table:formula="of:=([.D5]-[.$D$43])^2" office:value-type="float" office:value="84750436" calcext:value-type="float">
            <text:p>8475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3321" calcext:value-type="float">
            <text:p>3321</text:p>
          </table:table-cell>
          <table:table-cell/>
          <table:table-cell table:formula="of:=([.D6]-[.$D$43])^2" office:value-type="float" office:value="6390784" calcext:value-type="float">
            <text:p>63907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346" calcext:value-type="float">
            <text:p>2346</text:p>
          </table:table-cell>
          <table:table-cell/>
          <table:table-cell table:formula="of:=([.D7]-[.$D$43])^2" office:value-type="float" office:value="2411809" calcext:value-type="float">
            <text:p>2411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223" calcext:value-type="float">
            <text:p>2223</text:p>
          </table:table-cell>
          <table:table-cell/>
          <table:table-cell table:formula="of:=([.D8]-[.$D$43])^2" office:value-type="float" office:value="2044900" calcext:value-type="float">
            <text:p>20449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427" calcext:value-type="float">
            <text:p>1427</text:p>
          </table:table-cell>
          <table:table-cell/>
          <table:table-cell table:formula="of:=([.D9]-[.$D$43])^2" office:value-type="float" office:value="401956" calcext:value-type="float">
            <text:p>4019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212" calcext:value-type="float">
            <text:p>1212</text:p>
          </table:table-cell>
          <table:table-cell/>
          <table:table-cell table:formula="of:=([.D10]-[.$D$43])^2" office:value-type="float" office:value="175561" calcext:value-type="float">
            <text:p>175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/>
          <table:table-cell office:value-type="float" office:value="1160" calcext:value-type="float">
            <text:p>1160</text:p>
          </table:table-cell>
          <table:table-cell/>
          <table:table-cell table:formula="of:=([.D11]-[.$D$43])^2" office:value-type="float" office:value="134689" calcext:value-type="float">
            <text:p>1346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141" calcext:value-type="float">
            <text:p>1141</text:p>
          </table:table-cell>
          <table:table-cell/>
          <table:table-cell table:formula="of:=([.D12]-[.$D$43])^2" office:value-type="float" office:value="121104" calcext:value-type="float">
            <text:p>1211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/>
          <table:table-cell office:value-type="float" office:value="1137" calcext:value-type="float">
            <text:p>1137</text:p>
          </table:table-cell>
          <table:table-cell/>
          <table:table-cell table:formula="of:=([.D13]-[.$D$43])^2" office:value-type="float" office:value="118336" calcext:value-type="float">
            <text:p>1183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formula="of:=([.D14]-[.$D$43])^2" office:value-type="float" office:value="101124" calcext:value-type="float">
            <text:p>1011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/>
          <table:table-cell office:value-type="float" office:value="1110" calcext:value-type="float">
            <text:p>1110</text:p>
          </table:table-cell>
          <table:table-cell/>
          <table:table-cell table:formula="of:=([.D15]-[.$D$43])^2" office:value-type="float" office:value="100489" calcext:value-type="float">
            <text:p>1004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table:formula="of:=([.D16]-[.$D$43])^2" office:value-type="float" office:value="101124" calcext:value-type="float">
            <text:p>1011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table:formula="of:=([.D17]-[.$D$43])^2" office:value-type="float" office:value="332929" calcext:value-type="float">
            <text:p>3329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formula="of:=([.D18]-[.$D$43])^2" office:value-type="float" office:value="413449" calcext:value-type="float">
            <text:p>4134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table:formula="of:=([.D19]-[.$D$43])^2" office:value-type="float" office:value="425104" calcext:value-type="float">
            <text:p>4251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([.D20]-[.$D$43])^2" office:value-type="float" office:value="452929" calcext:value-type="float">
            <text:p>4529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([.D21]-[.$D$43])^2" office:value-type="float" office:value="494209" calcext:value-type="float">
            <text:p>4942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formula="of:=([.D22]-[.$D$43])^2" office:value-type="float" office:value="535824" calcext:value-type="float">
            <text:p>5358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3" calcext:value-type="float">
            <text:p>222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([.D23]-[.$D$43])^2" office:value-type="float" office:value="577600" calcext:value-type="float">
            <text:p>5776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([.D24]-[.$D$43])^2" office:value-type="float" office:value="577600" calcext:value-type="float">
            <text:p>5776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6" calcext:value-type="float">
            <text:p>234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([.D25]-[.$D$43])^2" office:value-type="float" office:value="582169" calcext:value-type="float">
            <text:p>5821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([.D26]-[.$D$43])^2" office:value-type="float" office:value="582169" calcext:value-type="float">
            <text:p>5821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formula="of:=([.D27]-[.$D$43])^2" office:value-type="float" office:value="586756" calcext:value-type="float">
            <text:p>5867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([.D28]-[.$D$43])^2" office:value-type="float" office:value="592900" calcext:value-type="float">
            <text:p>5929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([.D29]-[.$D$43])^2" office:value-type="float" office:value="594441" calcext:value-type="float">
            <text:p>5944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([.D30]-[.$D$43])^2" office:value-type="float" office:value="594441" calcext:value-type="float">
            <text:p>5944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([.D31]-[.$D$43])^2" office:value-type="float" office:value="597529" calcext:value-type="float">
            <text:p>5975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99" calcext:value-type="float">
            <text:p>999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([.D32]-[.$D$43])^2" office:value-type="float" office:value="597529" calcext:value-type="float">
            <text:p>5975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([.D33]-[.$D$43])^2" office:value-type="float" office:value="599076" calcext:value-type="float">
            <text:p>599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([.D34]-[.$D$43])^2" office:value-type="float" office:value="600625" calcext:value-type="float">
            <text:p>60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([.D35]-[.$D$43])^2" office:value-type="float" office:value="608400" calcext:value-type="float">
            <text:p>6084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([.D36]-[.$D$43])^2" office:value-type="float" office:value="609961" calcext:value-type="float">
            <text:p>6099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([.D37]-[.$D$43])^2" office:value-type="float" office:value="609961" calcext:value-type="float">
            <text:p>6099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([.D38]-[.$D$43])^2" office:value-type="float" office:value="613089" calcext:value-type="float">
            <text:p>6130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([.D39]-[.$D$43])^2" office:value-type="float" office:value="624100" calcext:value-type="float">
            <text:p>62410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 calcext:value-type="string">
            <text:p>est med</text:p>
          </table:table-cell>
          <table:table-cell table:style-name="ce3" table:formula="of:=([.B22])" office:value-type="float" office:value="12" calcext:value-type="float">
            <text:p>12</text:p>
          </table:table-cell>
          <table:table-cell table:style-name="ce2" office:value-type="string" calcext:value-type="string">
            <text:p>len</text:p>
          </table:table-cell>
          <table:table-cell table:style-name="ce3" table:formula="of:=COUNT([.D5:.D39])" office:value-type="float" office:value="35" calcext:value-type="float">
            <text:p>35</text:p>
          </table:table-cell>
          <table:table-cell table:style-name="ce2" office:value-type="string" calcext:value-type="string">
            <text:p>skew</text:p>
          </table:table-cell>
          <table:table-cell table:style-name="ce3" table:formula="of:=INT(SUM([.F5:.F39])/([.$D$41]*3))" office:value-type="float" office:value="1044334" calcext:value-type="float">
            <text:p>10443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sum</text:p>
          </table:table-cell>
          <table:table-cell table:style-name="ce3" table:formula="of:=SUM([.D5:.D39])" office:value-type="float" office:value="27787" calcext:value-type="float">
            <text:p>2778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ave</text:p>
          </table:table-cell>
          <table:table-cell table:style-name="ce3" table:formula="of:=INT(AVERAGE([.D5:.D39]))" office:value-type="float" office:value="793" calcext:value-type="float">
            <text:p>79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edian</text:p>
          </table:table-cell>
          <table:table-cell table:style-name="ce3" table:formula="of:=MEDIAN([.D5:.D39]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in</text:p>
          </table:table-cell>
          <table:table-cell table:style-name="ce3" table:formula="of:=MIN([.D5:.D39]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max</text:p>
          </table:table-cell>
          <table:table-cell table:style-name="ce3" table:formula="of:=MAX([.D5:.D39])" office:value-type="float" office:value="9999" calcext:value-type="float">
            <text:p>9999</text:p>
          </table:table-cell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office:value-type="float" office:value="5195" calcext:value-type="float">
            <text:p>5195</text:p>
          </table:table-cell>
          <table:table-cell office:value-type="float" office:value="10184" calcext:value-type="float">
            <text:p>10184</text:p>
          </table:table-cell>
          <table:table-cell office:value-type="float" office:value="12193" calcext:value-type="float">
            <text:p>12193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12111" calcext:value-type="float">
            <text:p>12111</text:p>
          </table:table-cell>
          <table:table-cell/>
          <table:table-cell table:formula="of:=([.C49]-[.$E$63])^2" office:value-type="float" office:value="4661281" calcext:value-type="float">
            <text:p>4661281</text:p>
          </table:table-cell>
          <table:table-cell table:formula="of:=([.D49]-[.$E$63])^2" office:value-type="float" office:value="8008900" calcext:value-type="float">
            <text:p>8008900</text:p>
          </table:table-cell>
          <table:table-cell table:formula="of:=([.E49]-[.$E$63])^2" office:value-type="float" office:value="23415921" calcext:value-type="float">
            <text:p>23415921</text:p>
          </table:table-cell>
          <table:table-cell table:formula="of:=([.F49]-[.$E$63])^2" office:value-type="float" office:value="38217124" calcext:value-type="float">
            <text:p>38217124</text:p>
          </table:table-cell>
          <table:table-cell table:formula="of:=([.G49]-[.$E$63])^2" office:value-type="float" office:value="22629049" calcext:value-type="float">
            <text:p>22629049</text:p>
          </table:table-cell>
        </table:table-row>
        <table:table-row table:style-name="ro1">
          <table:table-cell table:number-columns-repeated="2"/>
          <table:table-cell office:value-type="float" office:value="11090" calcext:value-type="float">
            <text:p>11090</text:p>
          </table:table-cell>
          <table:table-cell office:value-type="float" office:value="279" calcext:value-type="float">
            <text:p>279</text:p>
          </table:table-cell>
          <table:table-cell office:value-type="float" office:value="10281" calcext:value-type="float">
            <text:p>10281</text:p>
          </table:table-cell>
          <table:table-cell table:style-name="ce1" office:value-type="float" office:value="10087" calcext:value-type="float">
            <text:p>10087</text:p>
          </table:table-cell>
          <table:table-cell table:style-name="ce1" office:value-type="float" office:value="2185" calcext:value-type="float">
            <text:p>2185</text:p>
          </table:table-cell>
          <table:table-cell/>
          <table:table-cell table:formula="of:=([.C50]-[.$E$63])^2" office:value-type="float" office:value="13957696" calcext:value-type="float">
            <text:p>13957696</text:p>
          </table:table-cell>
          <table:table-cell table:formula="of:=([.D50]-[.$E$63])^2" office:value-type="float" office:value="50055625" calcext:value-type="float">
            <text:p>50055625</text:p>
          </table:table-cell>
          <table:table-cell table:formula="of:=([.E50]-[.$E$63])^2" office:value-type="float" office:value="8567329" calcext:value-type="float">
            <text:p>8567329</text:p>
          </table:table-cell>
          <table:table-cell table:formula="of:=([.F50]-[.$E$63])^2" office:value-type="float" office:value="7469289" calcext:value-type="float">
            <text:p>7469289</text:p>
          </table:table-cell>
          <table:table-cell table:formula="of:=([.G50]-[.$E$63])^2" office:value-type="float" office:value="26718561" calcext:value-type="float">
            <text:p>26718561</text:p>
          </table:table-cell>
        </table:table-row>
        <table:table-row table:style-name="ro1">
          <table:table-cell table:number-columns-repeated="2"/>
          <table:table-cell office:value-type="float" office:value="20135" calcext:value-type="float">
            <text:p>20135</text:p>
          </table:table-cell>
          <table:table-cell office:value-type="float" office:value="104" calcext:value-type="float">
            <text:p>104</text:p>
          </table:table-cell>
          <table:table-cell office:value-type="float" office:value="10173" calcext:value-type="float">
            <text:p>10173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160" calcext:value-type="float">
            <text:p>160</text:p>
          </table:table-cell>
          <table:table-cell/>
          <table:table-cell table:formula="of:=([.C51]-[.$E$63])^2" office:value-type="float" office:value="163353961" calcext:value-type="float">
            <text:p>163353961</text:p>
          </table:table-cell>
          <table:table-cell table:formula="of:=([.D51]-[.$E$63])^2" office:value-type="float" office:value="52562500" calcext:value-type="float">
            <text:p>52562500</text:p>
          </table:table-cell>
          <table:table-cell table:formula="of:=([.E51]-[.$E$63])^2" office:value-type="float" office:value="7946761" calcext:value-type="float">
            <text:p>7946761</text:p>
          </table:table-cell>
          <table:table-cell table:formula="of:=([.F51]-[.$E$63])^2" office:value-type="float" office:value="38837824" calcext:value-type="float">
            <text:p>38837824</text:p>
          </table:table-cell>
          <table:table-cell table:formula="of:=([.G51]-[.$E$63])^2" office:value-type="float" office:value="51753636" calcext:value-type="float">
            <text:p>51753636</text:p>
          </table:table-cell>
        </table:table-row>
        <table:table-row table:style-name="ro1">
          <table:table-cell table:number-columns-repeated="2"/>
          <table:table-cell office:value-type="float" office:value="6129" calcext:value-type="float">
            <text:p>6129</text:p>
          </table:table-cell>
          <table:table-cell office:value-type="float" office:value="9113" calcext:value-type="float">
            <text:p>9113</text:p>
          </table:table-cell>
          <table:table-cell office:value-type="float" office:value="1155" calcext:value-type="float">
            <text:p>1155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1437" calcext:value-type="float">
            <text:p>1437</text:p>
          </table:table-cell>
          <table:table-cell/>
          <table:table-cell table:formula="of:=([.C52]-[.$E$63])^2" office:value-type="float" office:value="1500625" calcext:value-type="float">
            <text:p>1500625</text:p>
          </table:table-cell>
          <table:table-cell table:formula="of:=([.D52]-[.$E$63])^2" office:value-type="float" office:value="3094081" calcext:value-type="float">
            <text:p>3094081</text:p>
          </table:table-cell>
          <table:table-cell table:formula="of:=([.E52]-[.$E$63])^2" office:value-type="float" office:value="38427601" calcext:value-type="float">
            <text:p>38427601</text:p>
          </table:table-cell>
          <table:table-cell table:formula="of:=([.F52]-[.$E$63])^2" office:value-type="float" office:value="38675961" calcext:value-type="float">
            <text:p>38675961</text:p>
          </table:table-cell>
          <table:table-cell table:formula="of:=([.G52]-[.$E$63])^2" office:value-type="float" office:value="35010889" calcext:value-type="float">
            <text:p>35010889</text:p>
          </table:table-cell>
        </table:table-row>
        <table:table-row table:style-name="ro1"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1141" calcext:value-type="float">
            <text:p>1141</text:p>
          </table:table-cell>
          <table:table-cell office:value-type="float" office:value="2143" calcext:value-type="float">
            <text:p>2143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3149" calcext:value-type="float">
            <text:p>3149</text:p>
          </table:table-cell>
          <table:table-cell/>
          <table:table-cell table:formula="of:=([.C53]-[.$E$63])^2" office:value-type="float" office:value="27405225" calcext:value-type="float">
            <text:p>27405225</text:p>
          </table:table-cell>
          <table:table-cell table:formula="of:=([.D53]-[.$E$63])^2" office:value-type="float" office:value="38601369" calcext:value-type="float">
            <text:p>38601369</text:p>
          </table:table-cell>
          <table:table-cell table:formula="of:=([.E53]-[.$E$63])^2" office:value-type="float" office:value="27154521" calcext:value-type="float">
            <text:p>27154521</text:p>
          </table:table-cell>
          <table:table-cell table:formula="of:=([.F53]-[.$E$63])^2" office:value-type="float" office:value="38551681" calcext:value-type="float">
            <text:p>38551681</text:p>
          </table:table-cell>
          <table:table-cell table:formula="of:=([.G53]-[.$E$63])^2" office:value-type="float" office:value="17682025" calcext:value-type="float">
            <text:p>17682025</text:p>
          </table:table-cell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1214" calcext:value-type="float">
            <text:p>11214</text:p>
          </table:table-cell>
          <table:table-cell office:value-type="float" office:value="121" calcext:value-type="float">
            <text:p>121</text:p>
          </table:table-cell>
          <table:table-cell table:style-name="ce1" office:value-type="float" office:value="18195" calcext:value-type="float">
            <text:p>18195</text:p>
          </table:table-cell>
          <table:table-cell table:style-name="ce1" office:value-type="float" office:value="12349" calcext:value-type="float">
            <text:p>12349</text:p>
          </table:table-cell>
          <table:table-cell/>
          <table:table-cell table:formula="of:=([.C54]-[.$E$63])^2" office:value-type="float" office:value="38180041" calcext:value-type="float">
            <text:p>38180041</text:p>
          </table:table-cell>
          <table:table-cell table:formula="of:=([.D54]-[.$E$63])^2" office:value-type="float" office:value="14899600" calcext:value-type="float">
            <text:p>14899600</text:p>
          </table:table-cell>
          <table:table-cell table:formula="of:=([.E54]-[.$E$63])^2" office:value-type="float" office:value="52316289" calcext:value-type="float">
            <text:p>52316289</text:p>
          </table:table-cell>
          <table:table-cell table:formula="of:=([.F54]-[.$E$63])^2" office:value-type="float" office:value="117527281" calcext:value-type="float">
            <text:p>117527281</text:p>
          </table:table-cell>
          <table:table-cell table:formula="of:=([.G54]-[.$E$63])^2" office:value-type="float" office:value="24950025" calcext:value-type="float">
            <text:p>24950025</text:p>
          </table:table-cell>
        </table:table-row>
        <table:table-row table:style-name="ro1">
          <table:table-cell table:number-columns-repeated="2"/>
          <table:table-cell office:value-type="float" office:value="12327" calcext:value-type="float">
            <text:p>12327</text:p>
          </table:table-cell>
          <table:table-cell office:value-type="float" office:value="30255" calcext:value-type="float">
            <text:p>30255</text:p>
          </table:table-cell>
          <table:table-cell office:value-type="float" office:value="15417" calcext:value-type="float">
            <text:p>15417</text:p>
          </table:table-cell>
          <table:table-cell table:style-name="ce1" office:value-type="float" office:value="11115" calcext:value-type="float">
            <text:p>11115</text:p>
          </table:table-cell>
          <table:table-cell table:style-name="ce1" office:value-type="float" office:value="11361" calcext:value-type="float">
            <text:p>11361</text:p>
          </table:table-cell>
          <table:table-cell/>
          <table:table-cell table:formula="of:=([.C55]-[.$E$63])^2" office:value-type="float" office:value="24730729" calcext:value-type="float">
            <text:p>24730729</text:p>
          </table:table-cell>
          <table:table-cell table:formula="of:=([.D55]-[.$E$63])^2" office:value-type="float" office:value="524455801" calcext:value-type="float">
            <text:p>524455801</text:p>
          </table:table-cell>
          <table:table-cell table:formula="of:=([.E55]-[.$E$63])^2" office:value-type="float" office:value="65011969" calcext:value-type="float">
            <text:p>65011969</text:p>
          </table:table-cell>
          <table:table-cell table:formula="of:=([.F55]-[.$E$63])^2" office:value-type="float" office:value="14145121" calcext:value-type="float">
            <text:p>14145121</text:p>
          </table:table-cell>
          <table:table-cell table:formula="of:=([.G55]-[.$E$63])^2" office:value-type="float" office:value="16056049" calcext:value-type="float">
            <text:p>16056049</text:p>
          </table:table-cell>
        </table:table-row>
        <table:table-row table:style-name="ro1">
          <table:table-cell table:number-columns-repeated="2"/>
          <table:table-cell office:value-type="float" office:value="21000" calcext:value-type="float">
            <text:p>21000</text:p>
          </table:table-cell>
          <table:table-cell office:value-type="float" office:value="1220" calcext:value-type="float">
            <text:p>1220</text:p>
          </table:table-cell>
          <table:table-cell office:value-type="float" office:value="1122" calcext:value-type="float">
            <text:p>1122</text:p>
          </table:table-cell>
          <table:table-cell table:style-name="ce1" office:value-type="float" office:value="3124" calcext:value-type="float">
            <text:p>3124</text:p>
          </table:table-cell>
          <table:table-cell table:style-name="ce1" office:value-type="float" office:value="9026" calcext:value-type="float">
            <text:p>9026</text:p>
          </table:table-cell>
          <table:table-cell/>
          <table:table-cell table:formula="of:=([.C56]-[.$E$63])^2" office:value-type="float" office:value="186213316" calcext:value-type="float">
            <text:p>186213316</text:p>
          </table:table-cell>
          <table:table-cell table:formula="of:=([.D56]-[.$E$63])^2" office:value-type="float" office:value="37625956" calcext:value-type="float">
            <text:p>37625956</text:p>
          </table:table-cell>
          <table:table-cell table:formula="of:=([.E56]-[.$E$63])^2" office:value-type="float" office:value="38837824" calcext:value-type="float">
            <text:p>38837824</text:p>
          </table:table-cell>
          <table:table-cell table:formula="of:=([.F56]-[.$E$63])^2" office:value-type="float" office:value="17892900" calcext:value-type="float">
            <text:p>17892900</text:p>
          </table:table-cell>
          <table:table-cell table:formula="of:=([.G56]-[.$E$63])^2" office:value-type="float" office:value="2795584" calcext:value-type="float">
            <text:p>2795584</text:p>
          </table:table-cell>
        </table:table-row>
        <table:table-row table:style-name="ro1">
          <table:table-cell table:number-columns-repeated="2"/>
          <table:table-cell office:value-type="float" office:value="1129" calcext:value-type="float">
            <text:p>1129</text:p>
          </table:table-cell>
          <table:table-cell office:value-type="float" office:value="12213" calcext:value-type="float">
            <text:p>12213</text:p>
          </table:table-cell>
          <table:table-cell office:value-type="float" office:value="3455" calcext:value-type="float">
            <text:p>3455</text:p>
          </table:table-cell>
          <table:table-cell table:style-name="ce1" office:value-type="float" office:value="1535" calcext:value-type="float">
            <text:p>1535</text:p>
          </table:table-cell>
          <table:table-cell table:style-name="ce1" office:value-type="float" office:value="5437" calcext:value-type="float">
            <text:p>5437</text:p>
          </table:table-cell>
          <table:table-cell/>
          <table:table-cell table:formula="of:=([.C57]-[.$E$63])^2" office:value-type="float" office:value="38750625" calcext:value-type="float">
            <text:p>38750625</text:p>
          </table:table-cell>
          <table:table-cell table:formula="of:=([.D57]-[.$E$63])^2" office:value-type="float" office:value="23609881" calcext:value-type="float">
            <text:p>23609881</text:p>
          </table:table-cell>
          <table:table-cell table:formula="of:=([.E57]-[.$E$63])^2" office:value-type="float" office:value="15202201" calcext:value-type="float">
            <text:p>15202201</text:p>
          </table:table-cell>
          <table:table-cell table:formula="of:=([.F57]-[.$E$63])^2" office:value-type="float" office:value="33860761" calcext:value-type="float">
            <text:p>33860761</text:p>
          </table:table-cell>
          <table:table-cell table:formula="of:=([.G57]-[.$E$63])^2" office:value-type="float" office:value="3674889" calcext:value-type="float">
            <text:p>3674889</text:p>
          </table:table-cell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341" calcext:value-type="float">
            <text:p>341</text:p>
          </table:table-cell>
          <table:table-cell office:value-type="float" office:value="11543" calcext:value-type="float">
            <text:p>11543</text:p>
          </table:table-cell>
          <table:table-cell table:style-name="ce1" office:value-type="float" office:value="10345" calcext:value-type="float">
            <text:p>10345</text:p>
          </table:table-cell>
          <table:table-cell table:style-name="ce1" office:value-type="float" office:value="10349" calcext:value-type="float">
            <text:p>10349</text:p>
          </table:table-cell>
          <table:table-cell/>
          <table:table-cell table:formula="of:=([.C58]-[.$E$63])^2" office:value-type="float" office:value="43758225" calcext:value-type="float">
            <text:p>43758225</text:p>
          </table:table-cell>
          <table:table-cell table:formula="of:=([.D58]-[.$E$63])^2" office:value-type="float" office:value="49182169" calcext:value-type="float">
            <text:p>49182169</text:p>
          </table:table-cell>
          <table:table-cell table:formula="of:=([.E58]-[.$E$63])^2" office:value-type="float" office:value="17547721" calcext:value-type="float">
            <text:p>17547721</text:p>
          </table:table-cell>
          <table:table-cell table:formula="of:=([.F58]-[.$E$63])^2" office:value-type="float" office:value="8946081" calcext:value-type="float">
            <text:p>8946081</text:p>
          </table:table-cell>
          <table:table-cell table:formula="of:=([.G58]-[.$E$63])^2" office:value-type="float" office:value="8970025" calcext:value-type="float">
            <text:p>8970025</text:p>
          </table:table-cell>
        </table:table-row>
        <table:table-row table:style-name="ro1">
          <table:table-cell table:number-columns-repeated="2"/>
          <table:table-cell office:value-type="float" office:value="12153" calcext:value-type="float">
            <text:p>12153</text:p>
          </table:table-cell>
          <table:table-cell office:value-type="float" office:value="2319" calcext:value-type="float">
            <text:p>2319</text:p>
          </table:table-cell>
          <table:table-cell office:value-type="float" office:value="12123" calcext:value-type="float">
            <text:p>12123</text:p>
          </table:table-cell>
          <table:table-cell table:style-name="ce1" office:value-type="float" office:value="13217" calcext:value-type="float">
            <text:p>13217</text:p>
          </table:table-cell>
          <table:table-cell table:style-name="ce1" office:value-type="float" office:value="13459" calcext:value-type="float">
            <text:p>13459</text:p>
          </table:table-cell>
          <table:table-cell table:style-name="ce1"/>
          <table:table-cell table:formula="of:=([.C59]-[.$E$63])^2" office:value-type="float" office:value="23030401" calcext:value-type="float">
            <text:p>23030401</text:p>
          </table:table-cell>
          <table:table-cell table:formula="of:=([.D59]-[.$E$63])^2" office:value-type="float" office:value="25351225" calcext:value-type="float">
            <text:p>25351225</text:p>
          </table:table-cell>
          <table:table-cell table:formula="of:=([.E59]-[.$E$63])^2" office:value-type="float" office:value="22743361" calcext:value-type="float">
            <text:p>22743361</text:p>
          </table:table-cell>
          <table:table-cell table:formula="of:=([.F59]-[.$E$63])^2" office:value-type="float" office:value="34374769" calcext:value-type="float">
            <text:p>34374769</text:p>
          </table:table-cell>
          <table:table-cell table:formula="of:=([.G59]-[.$E$63])^2" office:value-type="float" office:value="37271025" calcext:value-type="float">
            <text:p>37271025</text:p>
          </table:table-cell>
        </table:table-row>
        <table:table-row table:style-name="ro1">
          <table:table-cell table:number-columns-repeated="7"/>
          <table:table-cell table:style-name="ce1" table:number-columns-repeated="5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len</text:p>
          </table:table-cell>
          <table:table-cell table:style-name="ce3" table:formula="of:=COUNT([.C49:.G59])" office:value-type="float" office:value="55" calcext:value-type="float">
            <text:p>55</text:p>
          </table:table-cell>
          <table:table-cell table:number-columns-repeated="2"/>
          <table:table-cell table:style-name="ce1" table:number-columns-repeated="5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sum</text:p>
          </table:table-cell>
          <table:table-cell table:style-name="ce3" table:formula="of:=SUM([.C49:.G59])" office:value-type="float" office:value="404515" calcext:value-type="float">
            <text:p>404515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sum</text:p>
          </table:table-cell>
          <table:table-cell table:style-name="ce3" table:formula="of:=SUM([.I49:.M59])" office:value-type="float" office:value="2346171279" calcext:value-type="float">
            <text:p>2346171279</text:p>
          </table:table-cell>
          <table:table-cell table:style-name="ce1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average</text:p>
          </table:table-cell>
          <table:table-cell table:style-name="ce3" table:formula="of:=INT(AVERAGE([.C49:.G59]))" office:value-type="float" office:value="7354" calcext:value-type="float">
            <text:p>7354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skew</text:p>
          </table:table-cell>
          <table:table-cell table:style-name="ce3" table:formula="of:=INT([.K62]/([.$E$61]*3))" office:value-type="float" office:value="14219219" calcext:value-type="float">
            <text:p>14219219</text:p>
          </table:table-cell>
          <table:table-cell table:style-name="ce1"/>
          <table:table-cell/>
        </table:table-row>
        <table:table-row table:style-name="ro1" table:number-rows-repeated="3">
          <table:table-cell table:number-columns-repeated="7"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office:value-type="float" office:value="12153" calcext:value-type="float">
            <text:p>12153</text:p>
          </table:table-cell>
          <table:table-cell office:value-type="float" office:value="12319" calcext:value-type="float">
            <text:p>12319</text:p>
          </table:table-cell>
          <table:table-cell office:value-type="float" office:value="12123" calcext:value-type="float">
            <text:p>12123</text:p>
          </table:table-cell>
          <table:table-cell office:value-type="float" office:value="13217" calcext:value-type="float">
            <text:p>13217</text:p>
          </table:table-cell>
          <table:table-cell table:style-name="ce1" office:value-type="float" office:value="13459" calcext:value-type="float">
            <text:p>13459</text:p>
          </table:table-cell>
          <table:table-cell/>
          <table:table-cell table:formula="of:=([.C67]-[.$E$96])^2" office:value-type="float" office:value="1225910169" calcext:value-type="float">
            <text:p>1225910169</text:p>
          </table:table-cell>
          <table:table-cell table:formula="of:=([.D67]-[.$E$96])^2" office:value-type="float" office:value="1214313409" calcext:value-type="float">
            <text:p>1214313409</text:p>
          </table:table-cell>
          <table:table-cell table:formula="of:=([.E67]-[.$E$96])^2" office:value-type="float" office:value="1228011849" calcext:value-type="float">
            <text:p>1228011849</text:p>
          </table:table-cell>
          <table:table-cell table:formula="of:=([.F67]-[.$E$96])^2" office:value-type="float" office:value="1152534601" calcext:value-type="float">
            <text:p>1152534601</text:p>
          </table:table-cell>
          <table:table-cell table:formula="of:=([.G67]-[.$E$96])^2" office:value-type="float" office:value="1136161849" calcext:value-type="float">
            <text:p>1136161849</text:p>
          </table:table-cell>
        </table:table-row>
        <table:table-row table:style-name="ro1">
          <table:table-cell table:number-columns-repeated="2"/>
          <table:table-cell office:value-type="float" office:value="32127" calcext:value-type="float">
            <text:p>32127</text:p>
          </table:table-cell>
          <table:table-cell office:value-type="float" office:value="26135" calcext:value-type="float">
            <text:p>26135</text:p>
          </table:table-cell>
          <table:table-cell office:value-type="float" office:value="42117" calcext:value-type="float">
            <text:p>42117</text:p>
          </table:table-cell>
          <table:table-cell office:value-type="float" office:value="91115" calcext:value-type="float">
            <text:p>91115</text:p>
          </table:table-cell>
          <table:table-cell table:style-name="ce1" office:value-type="float" office:value="71161" calcext:value-type="float">
            <text:p>71161</text:p>
          </table:table-cell>
          <table:table-cell/>
          <table:table-cell table:formula="of:=([.C68]-[.$E$96])^2" office:value-type="float" office:value="226171521" calcext:value-type="float">
            <text:p>226171521</text:p>
          </table:table-cell>
          <table:table-cell table:formula="of:=([.D68]-[.$E$96])^2" office:value-type="float" office:value="442302961" calcext:value-type="float">
            <text:p>442302961</text:p>
          </table:table-cell>
          <table:table-cell table:formula="of:=([.E68]-[.$E$96])^2" office:value-type="float" office:value="25492401" calcext:value-type="float">
            <text:p>25492401</text:p>
          </table:table-cell>
          <table:table-cell table:formula="of:=([.F68]-[.$E$96])^2" office:value-type="float" office:value="1931514601" calcext:value-type="float">
            <text:p>1931514601</text:p>
          </table:table-cell>
          <table:table-cell table:formula="of:=([.G68]-[.$E$96])^2" office:value-type="float" office:value="575760025" calcext:value-type="float">
            <text:p>575760025</text:p>
          </table:table-cell>
        </table:table-row>
        <table:table-row table:style-name="ro1">
          <table:table-cell table:number-columns-repeated="2"/>
          <table:table-cell office:value-type="float" office:value="51110" calcext:value-type="float">
            <text:p>51110</text:p>
          </table:table-cell>
          <table:table-cell office:value-type="float" office:value="41120" calcext:value-type="float">
            <text:p>41120</text:p>
          </table:table-cell>
          <table:table-cell office:value-type="float" office:value="93122" calcext:value-type="float">
            <text:p>93122</text:p>
          </table:table-cell>
          <table:table-cell office:value-type="float" office:value="11124" calcext:value-type="float">
            <text:p>11124</text:p>
          </table:table-cell>
          <table:table-cell table:style-name="ce1" office:value-type="float" office:value="51226" calcext:value-type="float">
            <text:p>51226</text:p>
          </table:table-cell>
          <table:table-cell/>
          <table:table-cell table:formula="of:=([.C69]-[.$E$96])^2" office:value-type="float" office:value="15555136" calcext:value-type="float">
            <text:p>15555136</text:p>
          </table:table-cell>
          <table:table-cell table:formula="of:=([.D69]-[.$E$96])^2" office:value-type="float" office:value="36554116" calcext:value-type="float">
            <text:p>36554116</text:p>
          </table:table-cell>
          <table:table-cell table:formula="of:=([.E69]-[.$E$96])^2" office:value-type="float" office:value="2111953936" calcext:value-type="float">
            <text:p>2111953936</text:p>
          </table:table-cell>
          <table:table-cell table:formula="of:=([.F69]-[.$E$96])^2" office:value-type="float" office:value="1299025764" calcext:value-type="float">
            <text:p>1299025764</text:p>
          </table:table-cell>
          <table:table-cell table:formula="of:=([.G69]-[.$E$96])^2" office:value-type="float" office:value="16483600" calcext:value-type="float">
            <text:p>16483600</text:p>
          </table:table-cell>
        </table:table-row>
        <table:table-row table:style-name="ro1">
          <table:table-cell table:number-columns-repeated="2"/>
          <table:table-cell office:value-type="float" office:value="26129" calcext:value-type="float">
            <text:p>26129</text:p>
          </table:table-cell>
          <table:table-cell office:value-type="float" office:value="79113" calcext:value-type="float">
            <text:p>79113</text:p>
          </table:table-cell>
          <table:table-cell office:value-type="float" office:value="61155" calcext:value-type="float">
            <text:p>61155</text:p>
          </table:table-cell>
          <table:table-cell office:value-type="float" office:value="31135" calcext:value-type="float">
            <text:p>31135</text:p>
          </table:table-cell>
          <table:table-cell table:style-name="ce1" office:value-type="float" office:value="31437" calcext:value-type="float">
            <text:p>31437</text:p>
          </table:table-cell>
          <table:table-cell/>
          <table:table-cell table:formula="of:=([.C70]-[.$E$96])^2" office:value-type="float" office:value="442555369" calcext:value-type="float">
            <text:p>442555369</text:p>
          </table:table-cell>
          <table:table-cell table:formula="of:=([.D70]-[.$E$96])^2" office:value-type="float" office:value="1020610809" calcext:value-type="float">
            <text:p>1020610809</text:p>
          </table:table-cell>
          <table:table-cell table:formula="of:=([.E70]-[.$E$96])^2" office:value-type="float" office:value="195692121" calcext:value-type="float">
            <text:p>195692121</text:p>
          </table:table-cell>
          <table:table-cell table:formula="of:=([.F70]-[.$E$96])^2" office:value-type="float" office:value="256992961" calcext:value-type="float">
            <text:p>256992961</text:p>
          </table:table-cell>
          <table:table-cell table:formula="of:=([.G70]-[.$E$96])^2" office:value-type="float" office:value="247401441" calcext:value-type="float">
            <text:p>247401441</text:p>
          </table:table-cell>
        </table:table-row>
        <table:table-row table:style-name="ro1">
          <table:table-cell table:number-columns-repeated="2"/>
          <table:table-cell office:value-type="float" office:value="72119" calcext:value-type="float">
            <text:p>72119</text:p>
          </table:table-cell>
          <table:table-cell office:value-type="float" office:value="51141" calcext:value-type="float">
            <text:p>51141</text:p>
          </table:table-cell>
          <table:table-cell office:value-type="float" office:value="82143" calcext:value-type="float">
            <text:p>82143</text:p>
          </table:table-cell>
          <table:table-cell office:value-type="float" office:value="51145" calcext:value-type="float">
            <text:p>51145</text:p>
          </table:table-cell>
          <table:table-cell table:style-name="ce1" office:value-type="float" office:value="73149" calcext:value-type="float">
            <text:p>73149</text:p>
          </table:table-cell>
          <table:table-cell/>
          <table:table-cell table:formula="of:=([.C71]-[.$E$96])^2" office:value-type="float" office:value="622652209" calcext:value-type="float">
            <text:p>622652209</text:p>
          </table:table-cell>
          <table:table-cell table:formula="of:=([.D71]-[.$E$96])^2" office:value-type="float" office:value="15800625" calcext:value-type="float">
            <text:p>15800625</text:p>
          </table:table-cell>
          <table:table-cell table:formula="of:=([.E71]-[.$E$96])^2" office:value-type="float" office:value="1223390529" calcext:value-type="float">
            <text:p>1223390529</text:p>
          </table:table-cell>
          <table:table-cell table:formula="of:=([.F71]-[.$E$96])^2" office:value-type="float" office:value="15832441" calcext:value-type="float">
            <text:p>15832441</text:p>
          </table:table-cell>
          <table:table-cell table:formula="of:=([.G71]-[.$E$96])^2" office:value-type="float" office:value="675116289" calcext:value-type="float">
            <text:p>675116289</text:p>
          </table:table-cell>
        </table:table-row>
        <table:table-row table:style-name="ro1">
          <table:table-cell table:number-columns-repeated="2"/>
          <table:table-cell office:value-type="float" office:value="99153" calcext:value-type="float">
            <text:p>99153</text:p>
          </table:table-cell>
          <table:table-cell office:value-type="float" office:value="89119" calcext:value-type="float">
            <text:p>89119</text:p>
          </table:table-cell>
          <table:table-cell office:value-type="float" office:value="31123" calcext:value-type="float">
            <text:p>31123</text:p>
          </table:table-cell>
          <table:table-cell office:value-type="float" office:value="12117" calcext:value-type="float">
            <text:p>12117</text:p>
          </table:table-cell>
          <table:table-cell table:style-name="ce1" office:value-type="float" office:value="51259" calcext:value-type="float">
            <text:p>51259</text:p>
          </table:table-cell>
          <table:table-cell/>
          <table:table-cell table:formula="of:=([.C72]-[.$E$96])^2" office:value-type="float" office:value="2702648169" calcext:value-type="float">
            <text:p>2702648169</text:p>
          </table:table-cell>
          <table:table-cell table:formula="of:=([.D72]-[.$E$96])^2" office:value-type="float" office:value="1760054209" calcext:value-type="float">
            <text:p>1760054209</text:p>
          </table:table-cell>
          <table:table-cell table:formula="of:=([.E72]-[.$E$96])^2" office:value-type="float" office:value="257377849" calcext:value-type="float">
            <text:p>257377849</text:p>
          </table:table-cell>
          <table:table-cell table:formula="of:=([.F72]-[.$E$96])^2" office:value-type="float" office:value="1228432401" calcext:value-type="float">
            <text:p>1228432401</text:p>
          </table:table-cell>
          <table:table-cell table:formula="of:=([.G72]-[.$E$96])^2" office:value-type="float" office:value="16752649" calcext:value-type="float">
            <text:p>16752649</text:p>
          </table:table-cell>
        </table:table-row>
        <table:table-row table:style-name="ro1">
          <table:table-cell table:number-columns-repeated="2"/>
          <table:table-cell office:value-type="float" office:value="61116" calcext:value-type="float">
            <text:p>61116</text:p>
          </table:table-cell>
          <table:table-cell office:value-type="float" office:value="91115" calcext:value-type="float">
            <text:p>91115</text:p>
          </table:table-cell>
          <table:table-cell office:value-type="float" office:value="52151" calcext:value-type="float">
            <text:p>52151</text:p>
          </table:table-cell>
          <table:table-cell office:value-type="float" office:value="31167" calcext:value-type="float">
            <text:p>31167</text:p>
          </table:table-cell>
          <table:table-cell table:style-name="ce1" office:value-type="float" office:value="41169" calcext:value-type="float">
            <text:p>41169</text:p>
          </table:table-cell>
          <table:table-cell/>
          <table:table-cell table:formula="of:=([.C73]-[.$E$96])^2" office:value-type="float" office:value="194602500" calcext:value-type="float">
            <text:p>194602500</text:p>
          </table:table-cell>
          <table:table-cell table:formula="of:=([.D73]-[.$E$96])^2" office:value-type="float" office:value="1931514601" calcext:value-type="float">
            <text:p>1931514601</text:p>
          </table:table-cell>
          <table:table-cell table:formula="of:=([.E73]-[.$E$96])^2" office:value-type="float" office:value="24850225" calcext:value-type="float">
            <text:p>24850225</text:p>
          </table:table-cell>
          <table:table-cell table:formula="of:=([.F73]-[.$E$96])^2" office:value-type="float" office:value="255968001" calcext:value-type="float">
            <text:p>255968001</text:p>
          </table:table-cell>
          <table:table-cell table:formula="of:=([.G73]-[.$E$96])^2" office:value-type="float" office:value="35964009" calcext:value-type="float">
            <text:p>35964009</text:p>
          </table:table-cell>
        </table:table-row>
        <table:table-row table:style-name="ro1">
          <table:table-cell table:number-columns-repeated="2"/>
          <table:table-cell office:value-type="float" office:value="71128" calcext:value-type="float">
            <text:p>71128</text:p>
          </table:table-cell>
          <table:table-cell office:value-type="float" office:value="19130" calcext:value-type="float">
            <text:p>19130</text:p>
          </table:table-cell>
          <table:table-cell office:value-type="float" office:value="73132" calcext:value-type="float">
            <text:p>73132</text:p>
          </table:table-cell>
          <table:table-cell office:value-type="float" office:value="61133" calcext:value-type="float">
            <text:p>61133</text:p>
          </table:table-cell>
          <table:table-cell office:value-type="float" office:value="41111" calcext:value-type="float">
            <text:p>41111</text:p>
          </table:table-cell>
          <table:table-cell/>
          <table:table-cell table:formula="of:=([.C74]-[.$E$96])^2" office:value-type="float" office:value="574177444" calcext:value-type="float">
            <text:p>574177444</text:p>
          </table:table-cell>
          <table:table-cell table:formula="of:=([.D74]-[.$E$96])^2" office:value-type="float" office:value="786017296" calcext:value-type="float">
            <text:p>786017296</text:p>
          </table:table-cell>
          <table:table-cell table:formula="of:=([.E74]-[.$E$96])^2" office:value-type="float" office:value="674233156" calcext:value-type="float">
            <text:p>674233156</text:p>
          </table:table-cell>
          <table:table-cell table:formula="of:=([.F74]-[.$E$96])^2" office:value-type="float" office:value="195077089" calcext:value-type="float">
            <text:p>195077089</text:p>
          </table:table-cell>
          <table:table-cell table:formula="of:=([.G74]-[.$E$96])^2" office:value-type="float" office:value="36663025" calcext:value-type="float">
            <text:p>36663025</text:p>
          </table:table-cell>
        </table:table-row>
        <table:table-row table:style-name="ro1">
          <table:table-cell table:number-columns-repeated="2"/>
          <table:table-cell office:value-type="float" office:value="33138" calcext:value-type="float">
            <text:p>33138</text:p>
          </table:table-cell>
          <table:table-cell office:value-type="float" office:value="21140" calcext:value-type="float">
            <text:p>21140</text:p>
          </table:table-cell>
          <table:table-cell table:style-name="ce1" office:value-type="float" office:value="11142" calcext:value-type="float">
            <text:p>11142</text:p>
          </table:table-cell>
          <table:table-cell office:value-type="float" office:value="72144" calcext:value-type="float">
            <text:p>72144</text:p>
          </table:table-cell>
          <table:table-cell office:value-type="float" office:value="21146" calcext:value-type="float">
            <text:p>21146</text:p>
          </table:table-cell>
          <table:table-cell/>
          <table:table-cell table:formula="of:=([.C75]-[.$E$96])^2" office:value-type="float" office:value="196784784" calcext:value-type="float">
            <text:p>196784784</text:p>
          </table:table-cell>
          <table:table-cell table:formula="of:=([.D75]-[.$E$96])^2" office:value-type="float" office:value="677352676" calcext:value-type="float">
            <text:p>677352676</text:p>
          </table:table-cell>
          <table:table-cell table:formula="of:=([.E75]-[.$E$96])^2" office:value-type="float" office:value="1297728576" calcext:value-type="float">
            <text:p>1297728576</text:p>
          </table:table-cell>
          <table:table-cell table:formula="of:=([.F75]-[.$E$96])^2" office:value-type="float" office:value="623900484" calcext:value-type="float">
            <text:p>623900484</text:p>
          </table:table-cell>
          <table:table-cell table:formula="of:=([.G75]-[.$E$96])^2" office:value-type="float" office:value="677040400" calcext:value-type="float">
            <text:p>677040400</text:p>
          </table:table-cell>
        </table:table-row>
        <table:table-row table:style-name="ro1">
          <table:table-cell table:number-columns-repeated="2"/>
          <table:table-cell office:value-type="float" office:value="22121" calcext:value-type="float">
            <text:p>22121</text:p>
          </table:table-cell>
          <table:table-cell office:value-type="float" office:value="31125" calcext:value-type="float">
            <text:p>31125</text:p>
          </table:table-cell>
          <table:table-cell table:style-name="ce1" office:value-type="float" office:value="25151" calcext:value-type="float">
            <text:p>25151</text:p>
          </table:table-cell>
          <table:table-cell office:value-type="float" office:value="82113" calcext:value-type="float">
            <text:p>82113</text:p>
          </table:table-cell>
          <table:table-cell office:value-type="float" office:value="51219" calcext:value-type="float">
            <text:p>51219</text:p>
          </table:table-cell>
          <table:table-cell/>
          <table:table-cell table:formula="of:=([.C76]-[.$E$96])^2" office:value-type="float" office:value="627252025" calcext:value-type="float">
            <text:p>627252025</text:p>
          </table:table-cell>
          <table:table-cell table:formula="of:=([.D76]-[.$E$96])^2" office:value-type="float" office:value="257313681" calcext:value-type="float">
            <text:p>257313681</text:p>
          </table:table-cell>
          <table:table-cell table:formula="of:=([.E76]-[.$E$96])^2" office:value-type="float" office:value="484660225" calcext:value-type="float">
            <text:p>484660225</text:p>
          </table:table-cell>
          <table:table-cell table:formula="of:=([.F76]-[.$E$96])^2" office:value-type="float" office:value="1221292809" calcext:value-type="float">
            <text:p>1221292809</text:p>
          </table:table-cell>
          <table:table-cell table:formula="of:=([.G76]-[.$E$96])^2" office:value-type="float" office:value="16426809" calcext:value-type="float">
            <text:p>16426809</text:p>
          </table:table-cell>
        </table:table-row>
        <table:table-row table:style-name="ro1">
          <table:table-cell table:number-columns-repeated="2"/>
          <table:table-cell office:value-type="float" office:value="11257" calcext:value-type="float">
            <text:p>11257</text:p>
          </table:table-cell>
          <table:table-cell office:value-type="float" office:value="59199" calcext:value-type="float">
            <text:p>59199</text:p>
          </table:table-cell>
          <table:table-cell office:value-type="float" office:value="44153" calcext:value-type="float">
            <text:p>44153</text:p>
          </table:table-cell>
          <table:table-cell office:value-type="float" office:value="91165" calcext:value-type="float">
            <text:p>91165</text:p>
          </table:table-cell>
          <table:table-cell office:value-type="float" office:value="12179" calcext:value-type="float">
            <text:p>12179</text:p>
          </table:table-cell>
          <table:table-cell/>
          <table:table-cell table:formula="of:=([.C77]-[.$E$96])^2" office:value-type="float" office:value="1289456281" calcext:value-type="float">
            <text:p>1289456281</text:p>
          </table:table-cell>
          <table:table-cell table:formula="of:=([.D77]-[.$E$96])^2" office:value-type="float" office:value="144793089" calcext:value-type="float">
            <text:p>144793089</text:p>
          </table:table-cell>
          <table:table-cell table:formula="of:=([.E77]-[.$E$96])^2" office:value-type="float" office:value="9078169" calcext:value-type="float">
            <text:p>9078169</text:p>
          </table:table-cell>
          <table:table-cell table:formula="of:=([.F77]-[.$E$96])^2" office:value-type="float" office:value="1935912001" calcext:value-type="float">
            <text:p>1935912001</text:p>
          </table:table-cell>
          <table:table-cell table:formula="of:=([.G77]-[.$E$96])^2" office:value-type="float" office:value="1224090169" calcext:value-type="float">
            <text:p>1224090169</text:p>
          </table:table-cell>
        </table:table-row>
        <table:table-row table:style-name="ro1">
          <table:table-cell table:number-columns-repeated="2"/>
          <table:table-cell office:value-type="float" office:value="61127" calcext:value-type="float">
            <text:p>61127</text:p>
          </table:table-cell>
          <table:table-cell office:value-type="float" office:value="11155" calcext:value-type="float">
            <text:p>11155</text:p>
          </table:table-cell>
          <table:table-cell office:value-type="float" office:value="84117" calcext:value-type="float">
            <text:p>84117</text:p>
          </table:table-cell>
          <table:table-cell office:value-type="float" office:value="15115" calcext:value-type="float">
            <text:p>15115</text:p>
          </table:table-cell>
          <table:table-cell office:value-type="float" office:value="31161" calcext:value-type="float">
            <text:p>31161</text:p>
          </table:table-cell>
          <table:table-cell/>
          <table:table-cell table:formula="of:=([.C78]-[.$E$96])^2" office:value-type="float" office:value="194909521" calcext:value-type="float">
            <text:p>194909521</text:p>
          </table:table-cell>
          <table:table-cell table:formula="of:=([.D78]-[.$E$96])^2" office:value-type="float" office:value="1296792121" calcext:value-type="float">
            <text:p>1296792121</text:p>
          </table:table-cell>
          <table:table-cell table:formula="of:=([.E78]-[.$E$96])^2" office:value-type="float" office:value="1365376401" calcext:value-type="float">
            <text:p>1365376401</text:p>
          </table:table-cell>
          <table:table-cell table:formula="of:=([.F78]-[.$E$96])^2" office:value-type="float" office:value="1027266601" calcext:value-type="float">
            <text:p>1027266601</text:p>
          </table:table-cell>
          <table:table-cell table:formula="of:=([.G78]-[.$E$96])^2" office:value-type="float" office:value="256160025" calcext:value-type="float">
            <text:p>256160025</text:p>
          </table:table-cell>
        </table:table-row>
        <table:table-row table:style-name="ro1">
          <table:table-cell table:number-columns-repeated="2"/>
          <table:table-cell office:value-type="float" office:value="67183" calcext:value-type="float">
            <text:p>67183</text:p>
          </table:table-cell>
          <table:table-cell office:value-type="float" office:value="49114" calcext:value-type="float">
            <text:p>49114</text:p>
          </table:table-cell>
          <table:table-cell office:value-type="float" office:value="62121" calcext:value-type="float">
            <text:p>62121</text:p>
          </table:table-cell>
          <table:table-cell office:value-type="float" office:value="25128" calcext:value-type="float">
            <text:p>25128</text:p>
          </table:table-cell>
          <table:table-cell office:value-type="float" office:value="21212" calcext:value-type="float">
            <text:p>21212</text:p>
          </table:table-cell>
          <table:table-cell/>
          <table:table-cell table:formula="of:=([.C79]-[.$E$96])^2" office:value-type="float" office:value="400680289" calcext:value-type="float">
            <text:p>400680289</text:p>
          </table:table-cell>
          <table:table-cell table:formula="of:=([.D79]-[.$E$96])^2" office:value-type="float" office:value="3794704" calcext:value-type="float">
            <text:p>3794704</text:p>
          </table:table-cell>
          <table:table-cell table:formula="of:=([.E79]-[.$E$96])^2" office:value-type="float" office:value="223652025" calcext:value-type="float">
            <text:p>223652025</text:p>
          </table:table-cell>
          <table:table-cell table:formula="of:=([.F79]-[.$E$96])^2" office:value-type="float" office:value="485673444" calcext:value-type="float">
            <text:p>485673444</text:p>
          </table:table-cell>
          <table:table-cell table:formula="of:=([.G79]-[.$E$96])^2" office:value-type="float" office:value="673610116" calcext:value-type="float">
            <text:p>673610116</text:p>
          </table:table-cell>
        </table:table-row>
        <table:table-row table:style-name="ro1">
          <table:table-cell table:number-columns-repeated="2"/>
          <table:table-cell office:value-type="float" office:value="51126" calcext:value-type="float">
            <text:p>51126</text:p>
          </table:table-cell>
          <table:table-cell office:value-type="float" office:value="51117" calcext:value-type="float">
            <text:p>51117</text:p>
          </table:table-cell>
          <table:table-cell office:value-type="float" office:value="21127" calcext:value-type="float">
            <text:p>21127</text:p>
          </table:table-cell>
          <table:table-cell office:value-type="float" office:value="31127" calcext:value-type="float">
            <text:p>31127</text:p>
          </table:table-cell>
          <table:table-cell office:value-type="float" office:value="83184" calcext:value-type="float">
            <text:p>83184</text:p>
          </table:table-cell>
          <table:table-cell/>
          <table:table-cell table:formula="of:=([.C80]-[.$E$96])^2" office:value-type="float" office:value="15681600" calcext:value-type="float">
            <text:p>15681600</text:p>
          </table:table-cell>
          <table:table-cell table:formula="of:=([.D80]-[.$E$96])^2" office:value-type="float" office:value="15610401" calcext:value-type="float">
            <text:p>15610401</text:p>
          </table:table-cell>
          <table:table-cell table:formula="of:=([.E80]-[.$E$96])^2" office:value-type="float" office:value="678029521" calcext:value-type="float">
            <text:p>678029521</text:p>
          </table:table-cell>
          <table:table-cell table:formula="of:=([.F80]-[.$E$96])^2" office:value-type="float" office:value="257249521" calcext:value-type="float">
            <text:p>257249521</text:p>
          </table:table-cell>
          <table:table-cell table:formula="of:=([.G80]-[.$E$96])^2" office:value-type="float" office:value="1297296324" calcext:value-type="float">
            <text:p>1297296324</text:p>
          </table:table-cell>
        </table:table-row>
        <table:table-row table:style-name="ro1">
          <table:table-cell table:number-columns-repeated="2"/>
          <table:table-cell office:value-type="float" office:value="32174" calcext:value-type="float">
            <text:p>32174</text:p>
          </table:table-cell>
          <table:table-cell office:value-type="float" office:value="62912" calcext:value-type="float">
            <text:p>62912</text:p>
          </table:table-cell>
          <table:table-cell office:value-type="float" office:value="42115" calcext:value-type="float">
            <text:p>42115</text:p>
          </table:table-cell>
          <table:table-cell office:value-type="float" office:value="41616" calcext:value-type="float">
            <text:p>41616</text:p>
          </table:table-cell>
          <table:table-cell office:value-type="float" office:value="92229" calcext:value-type="float">
            <text:p>92229</text:p>
          </table:table-cell>
          <table:table-cell/>
          <table:table-cell table:formula="of:=([.C81]-[.$E$96])^2" office:value-type="float" office:value="224760064" calcext:value-type="float">
            <text:p>224760064</text:p>
          </table:table-cell>
          <table:table-cell table:formula="of:=([.D81]-[.$E$96])^2" office:value-type="float" office:value="247936516" calcext:value-type="float">
            <text:p>247936516</text:p>
          </table:table-cell>
          <table:table-cell table:formula="of:=([.E81]-[.$E$96])^2" office:value-type="float" office:value="25512601" calcext:value-type="float">
            <text:p>25512601</text:p>
          </table:table-cell>
          <table:table-cell table:formula="of:=([.F81]-[.$E$96])^2" office:value-type="float" office:value="30802500" calcext:value-type="float">
            <text:p>30802500</text:p>
          </table:table-cell>
          <table:table-cell table:formula="of:=([.G81]-[.$E$96])^2" office:value-type="float" office:value="2030673969" calcext:value-type="float">
            <text:p>2030673969</text:p>
          </table:table-cell>
        </table:table-row>
        <table:table-row table:style-name="ro1">
          <table:table-cell table:number-columns-repeated="2"/>
          <table:table-cell office:value-type="float" office:value="94318" calcext:value-type="float">
            <text:p>94318</text:p>
          </table:table-cell>
          <table:table-cell office:value-type="float" office:value="71335" calcext:value-type="float">
            <text:p>71335</text:p>
          </table:table-cell>
          <table:table-cell office:value-type="float" office:value="31351" calcext:value-type="float">
            <text:p>31351</text:p>
          </table:table-cell>
          <table:table-cell office:value-type="float" office:value="31818" calcext:value-type="float">
            <text:p>31818</text:p>
          </table:table-cell>
          <table:table-cell office:value-type="float" office:value="72515" calcext:value-type="float">
            <text:p>72515</text:p>
          </table:table-cell>
          <table:table-cell/>
          <table:table-cell table:formula="of:=([.C82]-[.$E$96])^2" office:value-type="float" office:value="2223311104" calcext:value-type="float">
            <text:p>2223311104</text:p>
          </table:table-cell>
          <table:table-cell table:formula="of:=([.D82]-[.$E$96])^2" office:value-type="float" office:value="584140561" calcext:value-type="float">
            <text:p>584140561</text:p>
          </table:table-cell>
          <table:table-cell table:formula="of:=([.E82]-[.$E$96])^2" office:value-type="float" office:value="250114225" calcext:value-type="float">
            <text:p>250114225</text:p>
          </table:table-cell>
          <table:table-cell table:formula="of:=([.F82]-[.$E$96])^2" office:value-type="float" office:value="235561104" calcext:value-type="float">
            <text:p>235561104</text:p>
          </table:table-cell>
          <table:table-cell table:formula="of:=([.G82]-[.$E$96])^2" office:value-type="float" office:value="642571801" calcext:value-type="float">
            <text:p>642571801</text:p>
          </table:table-cell>
        </table:table-row>
        <table:table-row table:style-name="ro1">
          <table:table-cell table:number-columns-repeated="2"/>
          <table:table-cell office:value-type="float" office:value="11126" calcext:value-type="float">
            <text:p>11126</text:p>
          </table:table-cell>
          <table:table-cell office:value-type="float" office:value="83317" calcext:value-type="float">
            <text:p>83317</text:p>
          </table:table-cell>
          <table:table-cell office:value-type="float" office:value="82315" calcext:value-type="float">
            <text:p>82315</text:p>
          </table:table-cell>
          <table:table-cell office:value-type="float" office:value="61000" calcext:value-type="float">
            <text:p>61000</text:p>
          </table:table-cell>
          <table:table-cell office:value-type="float" office:value="41414" calcext:value-type="float">
            <text:p>41414</text:p>
          </table:table-cell>
          <table:table-cell/>
          <table:table-cell table:formula="of:=([.C83]-[.$E$96])^2" office:value-type="float" office:value="1298881600" calcext:value-type="float">
            <text:p>1298881600</text:p>
          </table:table-cell>
          <table:table-cell table:formula="of:=([.D83]-[.$E$96])^2" office:value-type="float" office:value="1306894801" calcext:value-type="float">
            <text:p>1306894801</text:p>
          </table:table-cell>
          <table:table-cell table:formula="of:=([.E83]-[.$E$96])^2" office:value-type="float" office:value="1235452201" calcext:value-type="float">
            <text:p>1235452201</text:p>
          </table:table-cell>
          <table:table-cell table:formula="of:=([.F83]-[.$E$96])^2" office:value-type="float" office:value="191379556" calcext:value-type="float">
            <text:p>191379556</text:p>
          </table:table-cell>
          <table:table-cell table:formula="of:=([.G83]-[.$E$96])^2" office:value-type="float" office:value="33085504" calcext:value-type="float">
            <text:p>33085504</text:p>
          </table:table-cell>
        </table:table-row>
        <table:table-row table:style-name="ro1">
          <table:table-cell table:number-columns-repeated="2"/>
          <table:table-cell office:value-type="float" office:value="21124" calcext:value-type="float">
            <text:p>21124</text:p>
          </table:table-cell>
          <table:table-cell office:value-type="float" office:value="93113" calcext:value-type="float">
            <text:p>93113</text:p>
          </table:table-cell>
          <table:table-cell office:value-type="float" office:value="71514" calcext:value-type="float">
            <text:p>71514</text:p>
          </table:table-cell>
          <table:table-cell office:value-type="float" office:value="91212" calcext:value-type="float">
            <text:p>91212</text:p>
          </table:table-cell>
          <table:table-cell office:value-type="float" office:value="31313" calcext:value-type="float">
            <text:p>31313</text:p>
          </table:table-cell>
          <table:table-cell/>
          <table:table-cell table:formula="of:=([.C84]-[.$E$96])^2" office:value-type="float" office:value="678185764" calcext:value-type="float">
            <text:p>678185764</text:p>
          </table:table-cell>
          <table:table-cell table:formula="of:=([.D84]-[.$E$96])^2" office:value-type="float" office:value="2111126809" calcext:value-type="float">
            <text:p>2111126809</text:p>
          </table:table-cell>
          <table:table-cell table:formula="of:=([.E84]-[.$E$96])^2" office:value-type="float" office:value="592825104" calcext:value-type="float">
            <text:p>592825104</text:p>
          </table:table-cell>
          <table:table-cell table:formula="of:=([.F84]-[.$E$96])^2" office:value-type="float" office:value="1940050116" calcext:value-type="float">
            <text:p>1940050116</text:p>
          </table:table-cell>
          <table:table-cell table:formula="of:=([.G84]-[.$E$96])^2" office:value-type="float" office:value="251317609" calcext:value-type="float">
            <text:p>251317609</text:p>
          </table:table-cell>
        </table:table-row>
        <table:table-row table:style-name="ro1">
          <table:table-cell table:number-columns-repeated="2"/>
          <table:table-cell office:value-type="float" office:value="11129" calcext:value-type="float">
            <text:p>11129</text:p>
          </table:table-cell>
          <table:table-cell office:value-type="float" office:value="12213" calcext:value-type="float">
            <text:p>12213</text:p>
          </table:table-cell>
          <table:table-cell office:value-type="float" office:value="43455" calcext:value-type="float">
            <text:p>43455</text:p>
          </table:table-cell>
          <table:table-cell office:value-type="float" office:value="51535" calcext:value-type="float">
            <text:p>51535</text:p>
          </table:table-cell>
          <table:table-cell office:value-type="float" office:value="55437" calcext:value-type="float">
            <text:p>55437</text:p>
          </table:table-cell>
          <table:table-cell/>
          <table:table-cell table:formula="of:=([.C85]-[.$E$96])^2" office:value-type="float" office:value="1298665369" calcext:value-type="float">
            <text:p>1298665369</text:p>
          </table:table-cell>
          <table:table-cell table:formula="of:=([.D85]-[.$E$96])^2" office:value-type="float" office:value="1221712209" calcext:value-type="float">
            <text:p>1221712209</text:p>
          </table:table-cell>
          <table:table-cell table:formula="of:=([.E85]-[.$E$96])^2" office:value-type="float" office:value="13771521" calcext:value-type="float">
            <text:p>13771521</text:p>
          </table:table-cell>
          <table:table-cell table:formula="of:=([.F85]-[.$E$96])^2" office:value-type="float" office:value="19088161" calcext:value-type="float">
            <text:p>19088161</text:p>
          </table:table-cell>
          <table:table-cell table:formula="of:=([.G85]-[.$E$96])^2" office:value-type="float" office:value="68409441" calcext:value-type="float">
            <text:p>68409441</text:p>
          </table:table-cell>
        </table:table-row>
        <table:table-row table:style-name="ro1">
          <table:table-cell table:number-columns-repeated="2"/>
          <table:table-cell office:value-type="float" office:value="25174" calcext:value-type="float">
            <text:p>25174</text:p>
          </table:table-cell>
          <table:table-cell office:value-type="float" office:value="69112" calcext:value-type="float">
            <text:p>69112</text:p>
          </table:table-cell>
          <table:table-cell office:value-type="float" office:value="11125" calcext:value-type="float">
            <text:p>11125</text:p>
          </table:table-cell>
          <table:table-cell office:value-type="float" office:value="45126" calcext:value-type="float">
            <text:p>45126</text:p>
          </table:table-cell>
          <table:table-cell table:style-name="ce1" office:value-type="float" office:value="91129" calcext:value-type="float">
            <text:p>91129</text:p>
          </table:table-cell>
          <table:table-cell/>
          <table:table-cell table:formula="of:=([.C86]-[.$E$96])^2" office:value-type="float" office:value="483648064" calcext:value-type="float">
            <text:p>483648064</text:p>
          </table:table-cell>
          <table:table-cell table:formula="of:=([.D86]-[.$E$96])^2" office:value-type="float" office:value="481626916" calcext:value-type="float">
            <text:p>481626916</text:p>
          </table:table-cell>
          <table:table-cell table:formula="of:=([.E86]-[.$E$96])^2" office:value-type="float" office:value="1298953681" calcext:value-type="float">
            <text:p>1298953681</text:p>
          </table:table-cell>
          <table:table-cell table:formula="of:=([.F86]-[.$E$96])^2" office:value-type="float" office:value="4161600" calcext:value-type="float">
            <text:p>4161600</text:p>
          </table:table-cell>
          <table:table-cell table:formula="of:=([.G86]-[.$E$96])^2" office:value-type="float" office:value="1932745369" calcext:value-type="float">
            <text:p>1932745369</text:p>
          </table:table-cell>
        </table:table-row>
        <table:table-row table:style-name="ro1">
          <table:table-cell table:number-columns-repeated="2"/>
          <table:table-cell office:value-type="float" office:value="11188" calcext:value-type="float">
            <text:p>11188</text:p>
          </table:table-cell>
          <table:table-cell office:value-type="float" office:value="71115" calcext:value-type="float">
            <text:p>71115</text:p>
          </table:table-cell>
          <table:table-cell office:value-type="float" office:value="31111" calcext:value-type="float">
            <text:p>31111</text:p>
          </table:table-cell>
          <table:table-cell office:value-type="float" office:value="62118" calcext:value-type="float">
            <text:p>62118</text:p>
          </table:table-cell>
          <table:table-cell table:style-name="ce1" office:value-type="float" office:value="71215" calcext:value-type="float">
            <text:p>71215</text:p>
          </table:table-cell>
          <table:table-cell/>
          <table:table-cell table:formula="of:=([.C87]-[.$E$96])^2" office:value-type="float" office:value="1294416484" calcext:value-type="float">
            <text:p>1294416484</text:p>
          </table:table-cell>
          <table:table-cell table:formula="of:=([.D87]-[.$E$96])^2" office:value-type="float" office:value="573554601" calcext:value-type="float">
            <text:p>573554601</text:p>
          </table:table-cell>
          <table:table-cell table:formula="of:=([.E87]-[.$E$96])^2" office:value-type="float" office:value="257763025" calcext:value-type="float">
            <text:p>257763025</text:p>
          </table:table-cell>
          <table:table-cell table:formula="of:=([.F87]-[.$E$96])^2" office:value-type="float" office:value="223562304" calcext:value-type="float">
            <text:p>223562304</text:p>
          </table:table-cell>
          <table:table-cell table:formula="of:=([.G87]-[.$E$96])^2" office:value-type="float" office:value="578354401" calcext:value-type="float">
            <text:p>578354401</text:p>
          </table:table-cell>
        </table:table-row>
        <table:table-row table:style-name="ro1">
          <table:table-cell table:number-columns-repeated="2"/>
          <table:table-cell office:value-type="float" office:value="33126" calcext:value-type="float">
            <text:p>33126</text:p>
          </table:table-cell>
          <table:table-cell office:value-type="float" office:value="39117" calcext:value-type="float">
            <text:p>39117</text:p>
          </table:table-cell>
          <table:table-cell office:value-type="float" office:value="42115" calcext:value-type="float">
            <text:p>42115</text:p>
          </table:table-cell>
          <table:table-cell office:value-type="float" office:value="71110" calcext:value-type="float">
            <text:p>71110</text:p>
          </table:table-cell>
          <table:table-cell table:style-name="ce1" office:value-type="float" office:value="41114" calcext:value-type="float">
            <text:p>41114</text:p>
          </table:table-cell>
          <table:table-cell/>
          <table:table-cell table:formula="of:=([.C88]-[.$E$96])^2" office:value-type="float" office:value="197121600" calcext:value-type="float">
            <text:p>197121600</text:p>
          </table:table-cell>
          <table:table-cell table:formula="of:=([.D88]-[.$E$96])^2" office:value-type="float" office:value="64786401" calcext:value-type="float">
            <text:p>64786401</text:p>
          </table:table-cell>
          <table:table-cell table:formula="of:=([.E88]-[.$E$96])^2" office:value-type="float" office:value="25512601" calcext:value-type="float">
            <text:p>25512601</text:p>
          </table:table-cell>
          <table:table-cell table:formula="of:=([.F88]-[.$E$96])^2" office:value-type="float" office:value="573315136" calcext:value-type="float">
            <text:p>573315136</text:p>
          </table:table-cell>
          <table:table-cell table:formula="of:=([.G88]-[.$E$96])^2" office:value-type="float" office:value="36626704" calcext:value-type="float">
            <text:p>36626704</text:p>
          </table:table-cell>
        </table:table-row>
        <table:table-row table:style-name="ro1">
          <table:table-cell table:number-columns-repeated="2"/>
          <table:table-cell office:value-type="float" office:value="41124" calcext:value-type="float">
            <text:p>41124</text:p>
          </table:table-cell>
          <table:table-cell office:value-type="float" office:value="21143" calcext:value-type="float">
            <text:p>21143</text:p>
          </table:table-cell>
          <table:table-cell office:value-type="float" office:value="53134" calcext:value-type="float">
            <text:p>53134</text:p>
          </table:table-cell>
          <table:table-cell office:value-type="float" office:value="22112" calcext:value-type="float">
            <text:p>22112</text:p>
          </table:table-cell>
          <table:table-cell table:style-name="ce1" office:value-type="float" office:value="52113" calcext:value-type="float">
            <text:p>52113</text:p>
          </table:table-cell>
          <table:table-cell/>
          <table:table-cell table:formula="of:=([.C89]-[.$E$96])^2" office:value-type="float" office:value="36505764" calcext:value-type="float">
            <text:p>36505764</text:p>
          </table:table-cell>
          <table:table-cell table:formula="of:=([.D89]-[.$E$96])^2" office:value-type="float" office:value="677196529" calcext:value-type="float">
            <text:p>677196529</text:p>
          </table:table-cell>
          <table:table-cell table:formula="of:=([.E89]-[.$E$96])^2" office:value-type="float" office:value="35617024" calcext:value-type="float">
            <text:p>35617024</text:p>
          </table:table-cell>
          <table:table-cell table:formula="of:=([.F89]-[.$E$96])^2" office:value-type="float" office:value="627702916" calcext:value-type="float">
            <text:p>627702916</text:p>
          </table:table-cell>
          <table:table-cell table:formula="of:=([.G89]-[.$E$96])^2" office:value-type="float" office:value="24472809" calcext:value-type="float">
            <text:p>24472809</text:p>
          </table:table-cell>
        </table:table-row>
        <table:table-row table:style-name="ro1">
          <table:table-cell table:number-columns-repeated="2"/>
          <table:table-cell office:value-type="float" office:value="72172" calcext:value-type="float">
            <text:p>72172</text:p>
          </table:table-cell>
          <table:table-cell office:value-type="float" office:value="79176" calcext:value-type="float">
            <text:p>79176</text:p>
          </table:table-cell>
          <table:table-cell office:value-type="float" office:value="81156" calcext:value-type="float">
            <text:p>81156</text:p>
          </table:table-cell>
          <table:table-cell office:value-type="float" office:value="11165" calcext:value-type="float">
            <text:p>11165</text:p>
          </table:table-cell>
          <table:table-cell table:style-name="ce1" office:value-type="float" office:value="31256" calcext:value-type="float">
            <text:p>31256</text:p>
          </table:table-cell>
          <table:table-cell/>
          <table:table-cell table:formula="of:=([.C90]-[.$E$96])^2" office:value-type="float" office:value="625300036" calcext:value-type="float">
            <text:p>625300036</text:p>
          </table:table-cell>
          <table:table-cell table:formula="of:=([.D90]-[.$E$96])^2" office:value-type="float" office:value="1024640100" calcext:value-type="float">
            <text:p>1024640100</text:p>
          </table:table-cell>
          <table:table-cell table:formula="of:=([.E90]-[.$E$96])^2" office:value-type="float" office:value="1155320100" calcext:value-type="float">
            <text:p>1155320100</text:p>
          </table:table-cell>
          <table:table-cell table:formula="of:=([.F90]-[.$E$96])^2" office:value-type="float" office:value="1296072001" calcext:value-type="float">
            <text:p>1296072001</text:p>
          </table:table-cell>
          <table:table-cell table:formula="of:=([.G90]-[.$E$96])^2" office:value-type="float" office:value="253128100" calcext:value-type="float">
            <text:p>253128100</text:p>
          </table:table-cell>
        </table:table-row>
        <table:table-row table:style-name="ro1">
          <table:table-cell table:number-columns-repeated="2"/>
          <table:table-cell office:value-type="float" office:value="61153" calcext:value-type="float">
            <text:p>61153</text:p>
          </table:table-cell>
          <table:table-cell office:value-type="float" office:value="41140" calcext:value-type="float">
            <text:p>41140</text:p>
          </table:table-cell>
          <table:table-cell office:value-type="float" office:value="92191" calcext:value-type="float">
            <text:p>92191</text:p>
          </table:table-cell>
          <table:table-cell office:value-type="float" office:value="31168" calcext:value-type="float">
            <text:p>31168</text:p>
          </table:table-cell>
          <table:table-cell table:style-name="ce1" office:value-type="float" office:value="11162" calcext:value-type="float">
            <text:p>11162</text:p>
          </table:table-cell>
          <table:table-cell/>
          <table:table-cell table:formula="of:=([.C91]-[.$E$96])^2" office:value-type="float" office:value="195636169" calcext:value-type="float">
            <text:p>195636169</text:p>
          </table:table-cell>
          <table:table-cell table:formula="of:=([.D91]-[.$E$96])^2" office:value-type="float" office:value="36312676" calcext:value-type="float">
            <text:p>36312676</text:p>
          </table:table-cell>
          <table:table-cell table:formula="of:=([.E91]-[.$E$96])^2" office:value-type="float" office:value="2027250625" calcext:value-type="float">
            <text:p>2027250625</text:p>
          </table:table-cell>
          <table:table-cell table:formula="of:=([.F91]-[.$E$96])^2" office:value-type="float" office:value="255936004" calcext:value-type="float">
            <text:p>255936004</text:p>
          </table:table-cell>
          <table:table-cell table:formula="of:=([.G91]-[.$E$96])^2" office:value-type="float" office:value="1296288016" calcext:value-type="float">
            <text:p>1296288016</text:p>
          </table:table-cell>
        </table:table-row>
        <table:table-row table:style-name="ro1">
          <table:table-cell table:number-columns-repeated="2"/>
          <table:table-cell office:value-type="float" office:value="51146" calcext:value-type="float">
            <text:p>51146</text:p>
          </table:table-cell>
          <table:table-cell office:value-type="float" office:value="32147" calcext:value-type="float">
            <text:p>32147</text:p>
          </table:table-cell>
          <table:table-cell office:value-type="float" office:value="13167" calcext:value-type="float">
            <text:p>13167</text:p>
          </table:table-cell>
          <table:table-cell office:value-type="float" office:value="53177" calcext:value-type="float">
            <text:p>53177</text:p>
          </table:table-cell>
          <table:table-cell table:style-name="ce1" office:value-type="float" office:value="21144" calcext:value-type="float">
            <text:p>21144</text:p>
          </table:table-cell>
          <table:table-cell/>
          <table:table-cell table:formula="of:=([.C92]-[.$E$96])^2" office:value-type="float" office:value="15840400" calcext:value-type="float">
            <text:p>15840400</text:p>
          </table:table-cell>
          <table:table-cell table:formula="of:=([.D92]-[.$E$96])^2" office:value-type="float" office:value="225570361" calcext:value-type="float">
            <text:p>225570361</text:p>
          </table:table-cell>
          <table:table-cell table:formula="of:=([.E92]-[.$E$96])^2" office:value-type="float" office:value="1155932001" calcext:value-type="float">
            <text:p>1155932001</text:p>
          </table:table-cell>
          <table:table-cell table:formula="of:=([.F92]-[.$E$96])^2" office:value-type="float" office:value="36132121" calcext:value-type="float">
            <text:p>36132121</text:p>
          </table:table-cell>
          <table:table-cell table:formula="of:=([.G92]-[.$E$96])^2" office:value-type="float" office:value="677144484" calcext:value-type="float">
            <text:p>677144484</text:p>
          </table:table-cell>
        </table:table-row>
        <table:table-row table:style-name="ro1">
          <table:table-cell table:number-columns-repeated="7"/>
          <table:table-cell table:style-name="ce1" table:number-columns-repeated="5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len</text:p>
          </table:table-cell>
          <table:table-cell table:style-name="ce3" table:formula="of:=COUNT([.C67:.G92])" office:value-type="float" office:value="130" calcext:value-type="float">
            <text:p>130</text:p>
          </table:table-cell>
          <table:table-cell table:number-columns-repeated="2"/>
          <table:table-cell table:style-name="ce1" table:number-columns-repeated="5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sum</text:p>
          </table:table-cell>
          <table:table-cell table:style-name="ce3" table:formula="of:=SUM([.C67:.G92])" office:value-type="float" office:value="6131664" calcext:value-type="float">
            <text:p>6131664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sum</text:p>
          </table:table-cell>
          <table:table-cell table:style-name="ce3" table:formula="of:=SUM([.I67:.M92])" office:value-type="float" office:value="85363365480" calcext:value-type="float">
            <text:p>85363365480</text:p>
          </table:table-cell>
          <table:table-cell table:style-name="ce1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average</text:p>
          </table:table-cell>
          <table:table-cell table:style-name="ce3" table:formula="of:=INT(AVERAGE([.C67:.G92]))" office:value-type="float" office:value="47166" calcext:value-type="float">
            <text:p>47166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skew</text:p>
          </table:table-cell>
          <table:table-cell table:style-name="ce3" table:formula="of:=INT([.K95]/([.$E$94]*3))" office:value-type="float" office:value="218880424" calcext:value-type="float">
            <text:p>218880424</text:p>
          </table:table-cell>
          <table:table-cell table:style-name="ce1"/>
          <table:table-cell/>
        </table:table-row>
        <table:table-row table:style-name="ro1" table:number-rows-repeated="7">
          <table:table-cell table:number-columns-repeated="7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office:value-type="float" office:value="22244" calcext:value-type="float">
            <text:p>22244</text:p>
          </table:table-cell>
          <table:table-cell office:value-type="float" office:value="31234" calcext:value-type="float">
            <text:p>31234</text:p>
          </table:table-cell>
          <table:table-cell office:value-type="float" office:value="71313" calcext:value-type="float">
            <text:p>71313</text:p>
          </table:table-cell>
          <table:table-cell office:value-type="float" office:value="61221" calcext:value-type="float">
            <text:p>61221</text:p>
          </table:table-cell>
          <table:table-cell table:style-name="ce1" office:value-type="float" office:value="3216" calcext:value-type="float">
            <text:p>3216</text:p>
          </table:table-cell>
          <table:table-cell/>
          <table:table-cell table:formula="of:=([.C104]-[.$E$152])^2" office:value-type="float" office:value="882030601" calcext:value-type="float">
            <text:p>882030601</text:p>
          </table:table-cell>
          <table:table-cell table:formula="of:=([.D104]-[.$E$152])^2" office:value-type="float" office:value="428862681" calcext:value-type="float">
            <text:p>428862681</text:p>
          </table:table-cell>
          <table:table-cell table:formula="of:=([.E104]-[.$E$152])^2" office:value-type="float" office:value="375196900" calcext:value-type="float">
            <text:p>375196900</text:p>
          </table:table-cell>
          <table:table-cell table:formula="of:=([.F104]-[.$E$152])^2" office:value-type="float" office:value="86081284" calcext:value-type="float">
            <text:p>86081284</text:p>
          </table:table-cell>
          <table:table-cell table:formula="of:=([.G104]-[.$E$152])^2" office:value-type="float" office:value="2374320529" calcext:value-type="float">
            <text:p>2374320529</text:p>
          </table:table-cell>
        </table:table-row>
        <table:table-row table:style-name="ro1">
          <table:table-cell table:number-columns-repeated="2"/>
          <table:table-cell office:value-type="float" office:value="52130" calcext:value-type="float">
            <text:p>52130</text:p>
          </table:table-cell>
          <table:table-cell office:value-type="float" office:value="51233" calcext:value-type="float">
            <text:p>51233</text:p>
          </table:table-cell>
          <table:table-cell office:value-type="float" office:value="52223" calcext:value-type="float">
            <text:p>52223</text:p>
          </table:table-cell>
          <table:table-cell office:value-type="float" office:value="51141" calcext:value-type="float">
            <text:p>51141</text:p>
          </table:table-cell>
          <table:table-cell table:style-name="ce1" office:value-type="float" office:value="51160" calcext:value-type="float">
            <text:p>51160</text:p>
          </table:table-cell>
          <table:table-cell/>
          <table:table-cell table:formula="of:=([.C105]-[.$E$152])^2" office:value-type="float" office:value="34969" calcext:value-type="float">
            <text:p>34969</text:p>
          </table:table-cell>
          <table:table-cell table:formula="of:=([.D105]-[.$E$152])^2" office:value-type="float" office:value="504100" calcext:value-type="float">
            <text:p>504100</text:p>
          </table:table-cell>
          <table:table-cell table:formula="of:=([.E105]-[.$E$152])^2" office:value-type="float" office:value="78400" calcext:value-type="float">
            <text:p>78400</text:p>
          </table:table-cell>
          <table:table-cell table:formula="of:=([.F105]-[.$E$152])^2" office:value-type="float" office:value="643204" calcext:value-type="float">
            <text:p>643204</text:p>
          </table:table-cell>
          <table:table-cell table:formula="of:=([.G105]-[.$E$152])^2" office:value-type="float" office:value="613089" calcext:value-type="float">
            <text:p>613089</text:p>
          </table:table-cell>
        </table:table-row>
        <table:table-row table:style-name="ro1">
          <table:table-cell table:number-columns-repeated="2"/>
          <table:table-cell office:value-type="float" office:value="11141" calcext:value-type="float">
            <text:p>11141</text:p>
          </table:table-cell>
          <table:table-cell office:value-type="float" office:value="24321" calcext:value-type="float">
            <text:p>24321</text:p>
          </table:table-cell>
          <table:table-cell office:value-type="float" office:value="82324" calcext:value-type="float">
            <text:p>82324</text:p>
          </table:table-cell>
          <table:table-cell office:value-type="float" office:value="32313" calcext:value-type="float">
            <text:p>32313</text:p>
          </table:table-cell>
          <table:table-cell table:style-name="ce1" office:value-type="float" office:value="25223" calcext:value-type="float">
            <text:p>25223</text:p>
          </table:table-cell>
          <table:table-cell/>
          <table:table-cell table:formula="of:=([.C106]-[.$E$152])^2" office:value-type="float" office:value="1664803204" calcext:value-type="float">
            <text:p>1664803204</text:p>
          </table:table-cell>
          <table:table-cell table:formula="of:=([.D106]-[.$E$152])^2" office:value-type="float" office:value="762974884" calcext:value-type="float">
            <text:p>762974884</text:p>
          </table:table-cell>
          <table:table-cell table:formula="of:=([.E106]-[.$E$152])^2" office:value-type="float" office:value="923005161" calcext:value-type="float">
            <text:p>923005161</text:p>
          </table:table-cell>
          <table:table-cell table:formula="of:=([.F106]-[.$E$152])^2" office:value-type="float" office:value="385336900" calcext:value-type="float">
            <text:p>385336900</text:p>
          </table:table-cell>
          <table:table-cell table:formula="of:=([.G106]-[.$E$152])^2" office:value-type="float" office:value="713958400" calcext:value-type="float">
            <text:p>713958400</text:p>
          </table:table-cell>
        </table:table-row>
        <table:table-row table:style-name="ro1">
          <table:table-cell table:number-columns-repeated="2"/>
          <table:table-cell office:value-type="float" office:value="31318" calcext:value-type="float">
            <text:p>31318</text:p>
          </table:table-cell>
          <table:table-cell office:value-type="float" office:value="45197" calcext:value-type="float">
            <text:p>45197</text:p>
          </table:table-cell>
          <table:table-cell office:value-type="float" office:value="21112" calcext:value-type="float">
            <text:p>21112</text:p>
          </table:table-cell>
          <table:table-cell office:value-type="float" office:value="22410" calcext:value-type="float">
            <text:p>22410</text:p>
          </table:table-cell>
          <table:table-cell table:style-name="ce1" office:value-type="float" office:value="11110" calcext:value-type="float">
            <text:p>11110</text:p>
          </table:table-cell>
          <table:table-cell/>
          <table:table-cell table:formula="of:=([.C107]-[.$E$152])^2" office:value-type="float" office:value="425390625" calcext:value-type="float">
            <text:p>425390625</text:p>
          </table:table-cell>
          <table:table-cell table:formula="of:=([.D107]-[.$E$152])^2" office:value-type="float" office:value="45508516" calcext:value-type="float">
            <text:p>45508516</text:p>
          </table:table-cell>
          <table:table-cell table:formula="of:=([.E107]-[.$E$152])^2" office:value-type="float" office:value="950550561" calcext:value-type="float">
            <text:p>950550561</text:p>
          </table:table-cell>
          <table:table-cell table:formula="of:=([.F107]-[.$E$152])^2" office:value-type="float" office:value="872198089" calcext:value-type="float">
            <text:p>872198089</text:p>
          </table:table-cell>
          <table:table-cell table:formula="of:=([.G107]-[.$E$152])^2" office:value-type="float" office:value="1667333889" calcext:value-type="float">
            <text:p>1667333889</text:p>
          </table:table-cell>
        </table:table-row>
        <table:table-row table:style-name="ro1">
          <table:table-cell table:number-columns-repeated="2"/>
          <table:table-cell office:value-type="float" office:value="22124" calcext:value-type="float">
            <text:p>22124</text:p>
          </table:table-cell>
          <table:table-cell office:value-type="float" office:value="43243" calcext:value-type="float">
            <text:p>43243</text:p>
          </table:table-cell>
          <table:table-cell office:value-type="float" office:value="13524" calcext:value-type="float">
            <text:p>13524</text:p>
          </table:table-cell>
          <table:table-cell office:value-type="float" office:value="11512" calcext:value-type="float">
            <text:p>11512</text:p>
          </table:table-cell>
          <table:table-cell table:style-name="ce1" office:value-type="float" office:value="32323" calcext:value-type="float">
            <text:p>32323</text:p>
          </table:table-cell>
          <table:table-cell/>
          <table:table-cell table:formula="of:=([.C108]-[.$E$152])^2" office:value-type="float" office:value="889172761" calcext:value-type="float">
            <text:p>889172761</text:p>
          </table:table-cell>
          <table:table-cell table:formula="of:=([.D108]-[.$E$152])^2" office:value-type="float" office:value="75690000" calcext:value-type="float">
            <text:p>75690000</text:p>
          </table:table-cell>
          <table:table-cell table:formula="of:=([.E108]-[.$E$152])^2" office:value-type="float" office:value="1476019561" calcext:value-type="float">
            <text:p>1476019561</text:p>
          </table:table-cell>
          <table:table-cell table:formula="of:=([.F108]-[.$E$152])^2" office:value-type="float" office:value="1634665761" calcext:value-type="float">
            <text:p>1634665761</text:p>
          </table:table-cell>
          <table:table-cell table:formula="of:=([.G108]-[.$E$152])^2" office:value-type="float" office:value="384944400" calcext:value-type="float">
            <text:p>384944400</text:p>
          </table:table-cell>
        </table:table-row>
        <table:table-row table:style-name="ro1">
          <table:table-cell table:number-columns-repeated="2"/>
          <table:table-cell office:value-type="float" office:value="42153" calcext:value-type="float">
            <text:p>42153</text:p>
          </table:table-cell>
          <table:table-cell office:value-type="float" office:value="71440" calcext:value-type="float">
            <text:p>71440</text:p>
          </table:table-cell>
          <table:table-cell office:value-type="float" office:value="51111" calcext:value-type="float">
            <text:p>51111</text:p>
          </table:table-cell>
          <table:table-cell office:value-type="float" office:value="82618" calcext:value-type="float">
            <text:p>82618</text:p>
          </table:table-cell>
          <table:table-cell table:style-name="ce1" office:value-type="float" office:value="62212" calcext:value-type="float">
            <text:p>62212</text:p>
          </table:table-cell>
          <table:table-cell/>
          <table:table-cell table:formula="of:=([.C109]-[.$E$152])^2" office:value-type="float" office:value="95844100" calcext:value-type="float">
            <text:p>95844100</text:p>
          </table:table-cell>
          <table:table-cell table:formula="of:=([.D109]-[.$E$152])^2" office:value-type="float" office:value="380133009" calcext:value-type="float">
            <text:p>380133009</text:p>
          </table:table-cell>
          <table:table-cell table:formula="of:=([.E109]-[.$E$152])^2" office:value-type="float" office:value="692224" calcext:value-type="float">
            <text:p>692224</text:p>
          </table:table-cell>
          <table:table-cell table:formula="of:=([.F109]-[.$E$152])^2" office:value-type="float" office:value="940955625" calcext:value-type="float">
            <text:p>940955625</text:p>
          </table:table-cell>
          <table:table-cell table:formula="of:=([.G109]-[.$E$152])^2" office:value-type="float" office:value="105452361" calcext:value-type="float">
            <text:p>105452361</text:p>
          </table:table-cell>
        </table:table-row>
        <table:table-row table:style-name="ro1">
          <table:table-cell table:number-columns-repeated="2"/>
          <table:table-cell office:value-type="float" office:value="64447" calcext:value-type="float">
            <text:p>64447</text:p>
          </table:table-cell>
          <table:table-cell office:value-type="float" office:value="83427" calcext:value-type="float">
            <text:p>83427</text:p>
          </table:table-cell>
          <table:table-cell office:value-type="float" office:value="84414" calcext:value-type="float">
            <text:p>84414</text:p>
          </table:table-cell>
          <table:table-cell office:value-type="float" office:value="73717" calcext:value-type="float">
            <text:p>73717</text:p>
          </table:table-cell>
          <table:table-cell table:style-name="ce1" office:value-type="float" office:value="82919" calcext:value-type="float">
            <text:p>82919</text:p>
          </table:table-cell>
          <table:table-cell/>
          <table:table-cell table:formula="of:=([.C110]-[.$E$152])^2" office:value-type="float" office:value="156350016" calcext:value-type="float">
            <text:p>156350016</text:p>
          </table:table-cell>
          <table:table-cell table:formula="of:=([.D110]-[.$E$152])^2" office:value-type="float" office:value="991242256" calcext:value-type="float">
            <text:p>991242256</text:p>
          </table:table-cell>
          <table:table-cell table:formula="of:=([.E110]-[.$E$152])^2" office:value-type="float" office:value="1054365841" calcext:value-type="float">
            <text:p>1054365841</text:p>
          </table:table-cell>
          <table:table-cell table:formula="of:=([.F110]-[.$E$152])^2" office:value-type="float" office:value="474107076" calcext:value-type="float">
            <text:p>474107076</text:p>
          </table:table-cell>
          <table:table-cell table:formula="of:=([.G110]-[.$E$152])^2" office:value-type="float" office:value="959512576" calcext:value-type="float">
            <text:p>959512576</text:p>
          </table:table-cell>
        </table:table-row>
        <table:table-row table:style-name="ro1">
          <table:table-cell table:number-columns-repeated="2"/>
          <table:table-cell office:value-type="float" office:value="79999" calcext:value-type="float">
            <text:p>79999</text:p>
          </table:table-cell>
          <table:table-cell table:number-columns-repeated="3" office:value-type="float" office:value="99999" calcext:value-type="float">
            <text:p>99999</text:p>
          </table:table-cell>
          <table:table-cell table:style-name="ce1" office:value-type="float" office:value="99999" calcext:value-type="float">
            <text:p>99999</text:p>
          </table:table-cell>
          <table:table-cell/>
          <table:table-cell table:formula="of:=([.C111]-[.$E$152])^2" office:value-type="float" office:value="787139136" calcext:value-type="float">
            <text:p>787139136</text:p>
          </table:table-cell>
          <table:table-cell table:formula="of:=([.D111]-[.$E$152])^2" office:value-type="float" office:value="2309379136" calcext:value-type="float">
            <text:p>2309379136</text:p>
          </table:table-cell>
          <table:table-cell table:formula="of:=([.E111]-[.$E$152])^2" office:value-type="float" office:value="2309379136" calcext:value-type="float">
            <text:p>2309379136</text:p>
          </table:table-cell>
          <table:table-cell table:formula="of:=([.F111]-[.$E$152])^2" office:value-type="float" office:value="2309379136" calcext:value-type="float">
            <text:p>2309379136</text:p>
          </table:table-cell>
          <table:table-cell table:formula="of:=([.G111]-[.$E$152])^2" office:value-type="float" office:value="2309379136" calcext:value-type="float">
            <text:p>2309379136</text:p>
          </table:table-cell>
        </table:table-row>
        <table:table-row table:style-name="ro1">
          <table:table-cell table:number-columns-repeated="2"/>
          <table:table-cell office:value-type="float" office:value="85183" calcext:value-type="float">
            <text:p>85183</text:p>
          </table:table-cell>
          <table:table-cell office:value-type="float" office:value="21450" calcext:value-type="float">
            <text:p>21450</text:p>
          </table:table-cell>
          <table:table-cell office:value-type="float" office:value="25651" calcext:value-type="float">
            <text:p>25651</text:p>
          </table:table-cell>
          <table:table-cell office:value-type="float" office:value="24828" calcext:value-type="float">
            <text:p>24828</text:p>
          </table:table-cell>
          <table:table-cell table:style-name="ce1" office:value-type="float" office:value="51515" calcext:value-type="float">
            <text:p>51515</text:p>
          </table:table-cell>
          <table:table-cell/>
          <table:table-cell table:formula="of:=([.C112]-[.$E$152])^2" office:value-type="float" office:value="1104897600" calcext:value-type="float">
            <text:p>1104897600</text:p>
          </table:table-cell>
          <table:table-cell table:formula="of:=([.D112]-[.$E$152])^2" office:value-type="float" office:value="929823049" calcext:value-type="float">
            <text:p>929823049</text:p>
          </table:table-cell>
          <table:table-cell table:formula="of:=([.E112]-[.$E$152])^2" office:value-type="float" office:value="691269264" calcext:value-type="float">
            <text:p>691269264</text:p>
          </table:table-cell>
          <table:table-cell table:formula="of:=([.F112]-[.$E$152])^2" office:value-type="float" office:value="735223225" calcext:value-type="float">
            <text:p>735223225</text:p>
          </table:table-cell>
          <table:table-cell table:formula="of:=([.G112]-[.$E$152])^2" office:value-type="float" office:value="183184" calcext:value-type="float">
            <text:p>183184</text:p>
          </table:table-cell>
        </table:table-row>
        <table:table-row table:style-name="ro1">
          <table:table-cell table:number-columns-repeated="2"/>
          <table:table-cell office:value-type="float" office:value="13183" calcext:value-type="float">
            <text:p>13183</text:p>
          </table:table-cell>
          <table:table-cell office:value-type="float" office:value="12414" calcext:value-type="float">
            <text:p>12414</text:p>
          </table:table-cell>
          <table:table-cell office:value-type="float" office:value="54311" calcext:value-type="float">
            <text:p>54311</text:p>
          </table:table-cell>
          <table:table-cell office:value-type="float" office:value="52918" calcext:value-type="float">
            <text:p>52918</text:p>
          </table:table-cell>
          <table:table-cell table:style-name="ce1" office:value-type="float" office:value="21212" calcext:value-type="float">
            <text:p>21212</text:p>
          </table:table-cell>
          <table:table-cell/>
          <table:table-cell table:formula="of:=([.C113]-[.$E$152])^2" office:value-type="float" office:value="1502337600" calcext:value-type="float">
            <text:p>1502337600</text:p>
          </table:table-cell>
          <table:table-cell table:formula="of:=([.D113]-[.$E$152])^2" office:value-type="float" office:value="1562541841" calcext:value-type="float">
            <text:p>1562541841</text:p>
          </table:table-cell>
          <table:table-cell table:formula="of:=([.E113]-[.$E$152])^2" office:value-type="float" office:value="5607424" calcext:value-type="float">
            <text:p>5607424</text:p>
          </table:table-cell>
          <table:table-cell table:formula="of:=([.F113]-[.$E$152])^2" office:value-type="float" office:value="950625" calcext:value-type="float">
            <text:p>950625</text:p>
          </table:table-cell>
          <table:table-cell table:formula="of:=([.G113]-[.$E$152])^2" office:value-type="float" office:value="944394361" calcext:value-type="float">
            <text:p>944394361</text:p>
          </table:table-cell>
        </table:table-row>
        <table:table-row table:style-name="ro1">
          <table:table-cell table:number-columns-repeated="2"/>
          <table:table-cell office:value-type="float" office:value="21426" calcext:value-type="float">
            <text:p>21426</text:p>
          </table:table-cell>
          <table:table-cell office:value-type="float" office:value="21917" calcext:value-type="float">
            <text:p>21917</text:p>
          </table:table-cell>
          <table:table-cell office:value-type="float" office:value="73217" calcext:value-type="float">
            <text:p>73217</text:p>
          </table:table-cell>
          <table:table-cell office:value-type="float" office:value="62717" calcext:value-type="float">
            <text:p>62717</text:p>
          </table:table-cell>
          <table:table-cell table:style-name="ce1" office:value-type="float" office:value="41414" calcext:value-type="float">
            <text:p>41414</text:p>
          </table:table-cell>
          <table:table-cell/>
          <table:table-cell table:formula="of:=([.C114]-[.$E$152])^2" office:value-type="float" office:value="931287289" calcext:value-type="float">
            <text:p>931287289</text:p>
          </table:table-cell>
          <table:table-cell table:formula="of:=([.D114]-[.$E$152])^2" office:value-type="float" office:value="901560676" calcext:value-type="float">
            <text:p>901560676</text:p>
          </table:table-cell>
          <table:table-cell table:formula="of:=([.E114]-[.$E$152])^2" office:value-type="float" office:value="452583076" calcext:value-type="float">
            <text:p>452583076</text:p>
          </table:table-cell>
          <table:table-cell table:formula="of:=([.F114]-[.$E$152])^2" office:value-type="float" office:value="116079076" calcext:value-type="float">
            <text:p>116079076</text:p>
          </table:table-cell>
          <table:table-cell table:formula="of:=([.G114]-[.$E$152])^2" office:value-type="float" office:value="110859841" calcext:value-type="float">
            <text:p>110859841</text:p>
          </table:table-cell>
        </table:table-row>
        <table:table-row table:style-name="ro1">
          <table:table-cell table:number-columns-repeated="2"/>
          <table:table-cell office:value-type="float" office:value="32174" calcext:value-type="float">
            <text:p>32174</text:p>
          </table:table-cell>
          <table:table-cell office:value-type="float" office:value="62912" calcext:value-type="float">
            <text:p>62912</text:p>
          </table:table-cell>
          <table:table-cell office:value-type="float" office:value="42115" calcext:value-type="float">
            <text:p>42115</text:p>
          </table:table-cell>
          <table:table-cell office:value-type="float" office:value="41616" calcext:value-type="float">
            <text:p>41616</text:p>
          </table:table-cell>
          <table:table-cell table:style-name="ce1" office:value-type="float" office:value="92229" calcext:value-type="float">
            <text:p>92229</text:p>
          </table:table-cell>
          <table:table-cell/>
          <table:table-cell table:formula="of:=([.C115]-[.$E$152])^2" office:value-type="float" office:value="390813361" calcext:value-type="float">
            <text:p>390813361</text:p>
          </table:table-cell>
          <table:table-cell table:formula="of:=([.D115]-[.$E$152])^2" office:value-type="float" office:value="120318961" calcext:value-type="float">
            <text:p>120318961</text:p>
          </table:table-cell>
          <table:table-cell table:formula="of:=([.E115]-[.$E$152])^2" office:value-type="float" office:value="96589584" calcext:value-type="float">
            <text:p>96589584</text:p>
          </table:table-cell>
          <table:table-cell table:formula="of:=([.F115]-[.$E$152])^2" office:value-type="float" office:value="106646929" calcext:value-type="float">
            <text:p>106646929</text:p>
          </table:table-cell>
          <table:table-cell table:formula="of:=([.G115]-[.$E$152])^2" office:value-type="float" office:value="1622961796" calcext:value-type="float">
            <text:p>1622961796</text:p>
          </table:table-cell>
        </table:table-row>
        <table:table-row table:style-name="ro1">
          <table:table-cell table:number-columns-repeated="2"/>
          <table:table-cell office:value-type="float" office:value="94318" calcext:value-type="float">
            <text:p>94318</text:p>
          </table:table-cell>
          <table:table-cell office:value-type="float" office:value="71335" calcext:value-type="float">
            <text:p>71335</text:p>
          </table:table-cell>
          <table:table-cell office:value-type="float" office:value="31351" calcext:value-type="float">
            <text:p>31351</text:p>
          </table:table-cell>
          <table:table-cell office:value-type="float" office:value="31818" calcext:value-type="float">
            <text:p>31818</text:p>
          </table:table-cell>
          <table:table-cell table:style-name="ce1" office:value-type="float" office:value="72515" calcext:value-type="float">
            <text:p>72515</text:p>
          </table:table-cell>
          <table:table-cell/>
          <table:table-cell table:formula="of:=([.C116]-[.$E$152])^2" office:value-type="float" office:value="1795640625" calcext:value-type="float">
            <text:p>1795640625</text:p>
          </table:table-cell>
          <table:table-cell table:formula="of:=([.D116]-[.$E$152])^2" office:value-type="float" office:value="376049664" calcext:value-type="float">
            <text:p>376049664</text:p>
          </table:table-cell>
          <table:table-cell table:formula="of:=([.E116]-[.$E$152])^2" office:value-type="float" office:value="424030464" calcext:value-type="float">
            <text:p>424030464</text:p>
          </table:table-cell>
          <table:table-cell table:formula="of:=([.F116]-[.$E$152])^2" office:value-type="float" office:value="405015625" calcext:value-type="float">
            <text:p>405015625</text:p>
          </table:table-cell>
          <table:table-cell table:formula="of:=([.G116]-[.$E$152])^2" office:value-type="float" office:value="423207184" calcext:value-type="float">
            <text:p>423207184</text:p>
          </table:table-cell>
        </table:table-row>
        <table:table-row table:style-name="ro1">
          <table:table-cell table:number-columns-repeated="2"/>
          <table:table-cell office:value-type="float" office:value="11126" calcext:value-type="float">
            <text:p>11126</text:p>
          </table:table-cell>
          <table:table-cell office:value-type="float" office:value="83317" calcext:value-type="float">
            <text:p>83317</text:p>
          </table:table-cell>
          <table:table-cell office:value-type="float" office:value="82315" calcext:value-type="float">
            <text:p>82315</text:p>
          </table:table-cell>
          <table:table-cell office:value-type="float" office:value="61000" calcext:value-type="float">
            <text:p>61000</text:p>
          </table:table-cell>
          <table:table-cell table:style-name="ce1" office:value-type="float" office:value="41414" calcext:value-type="float">
            <text:p>41414</text:p>
          </table:table-cell>
          <table:table-cell/>
          <table:table-cell table:formula="of:=([.C117]-[.$E$152])^2" office:value-type="float" office:value="1666027489" calcext:value-type="float">
            <text:p>1666027489</text:p>
          </table:table-cell>
          <table:table-cell table:formula="of:=([.D117]-[.$E$152])^2" office:value-type="float" office:value="984327876" calcext:value-type="float">
            <text:p>984327876</text:p>
          </table:table-cell>
          <table:table-cell table:formula="of:=([.E117]-[.$E$152])^2" office:value-type="float" office:value="922458384" calcext:value-type="float">
            <text:p>922458384</text:p>
          </table:table-cell>
          <table:table-cell table:formula="of:=([.F117]-[.$E$152])^2" office:value-type="float" office:value="82029249" calcext:value-type="float">
            <text:p>82029249</text:p>
          </table:table-cell>
          <table:table-cell table:formula="of:=([.G117]-[.$E$152])^2" office:value-type="float" office:value="110859841" calcext:value-type="float">
            <text:p>110859841</text:p>
          </table:table-cell>
        </table:table-row>
        <table:table-row table:style-name="ro1">
          <table:table-cell table:number-columns-repeated="2"/>
          <table:table-cell office:value-type="float" office:value="21124" calcext:value-type="float">
            <text:p>21124</text:p>
          </table:table-cell>
          <table:table-cell office:value-type="float" office:value="93113" calcext:value-type="float">
            <text:p>93113</text:p>
          </table:table-cell>
          <table:table-cell office:value-type="float" office:value="71514" calcext:value-type="float">
            <text:p>71514</text:p>
          </table:table-cell>
          <table:table-cell office:value-type="float" office:value="91212" calcext:value-type="float">
            <text:p>91212</text:p>
          </table:table-cell>
          <table:table-cell table:style-name="ce1" office:value-type="float" office:value="31313" calcext:value-type="float">
            <text:p>31313</text:p>
          </table:table-cell>
          <table:table-cell/>
          <table:table-cell table:formula="of:=([.C118]-[.$E$152])^2" office:value-type="float" office:value="949810761" calcext:value-type="float">
            <text:p>949810761</text:p>
          </table:table-cell>
          <table:table-cell table:formula="of:=([.D118]-[.$E$152])^2" office:value-type="float" office:value="1694968900" calcext:value-type="float">
            <text:p>1694968900</text:p>
          </table:table-cell>
          <table:table-cell table:formula="of:=([.E118]-[.$E$152])^2" office:value-type="float" office:value="383024041" calcext:value-type="float">
            <text:p>383024041</text:p>
          </table:table-cell>
          <table:table-cell table:formula="of:=([.F118]-[.$E$152])^2" office:value-type="float" office:value="1542054361" calcext:value-type="float">
            <text:p>1542054361</text:p>
          </table:table-cell>
          <table:table-cell table:formula="of:=([.G118]-[.$E$152])^2" office:value-type="float" office:value="425596900" calcext:value-type="float">
            <text:p>425596900</text:p>
          </table:table-cell>
        </table:table-row>
        <table:table-row table:style-name="ro1">
          <table:table-cell table:number-columns-repeated="2"/>
          <table:table-cell office:value-type="float" office:value="34272" calcext:value-type="float">
            <text:p>34272</text:p>
          </table:table-cell>
          <table:table-cell office:value-type="float" office:value="13326" calcext:value-type="float">
            <text:p>13326</text:p>
          </table:table-cell>
          <table:table-cell office:value-type="float" office:value="22416" calcext:value-type="float">
            <text:p>22416</text:p>
          </table:table-cell>
          <table:table-cell office:value-type="float" office:value="42515" calcext:value-type="float">
            <text:p>42515</text:p>
          </table:table-cell>
          <table:table-cell table:style-name="ce1" office:value-type="float" office:value="51616" calcext:value-type="float">
            <text:p>51616</text:p>
          </table:table-cell>
          <table:table-cell/>
          <table:table-cell table:formula="of:=([.C119]-[.$E$152])^2" office:value-type="float" office:value="312264241" calcext:value-type="float">
            <text:p>312264241</text:p>
          </table:table-cell>
          <table:table-cell table:formula="of:=([.D119]-[.$E$152])^2" office:value-type="float" office:value="1491272689" calcext:value-type="float">
            <text:p>1491272689</text:p>
          </table:table-cell>
          <table:table-cell table:formula="of:=([.E119]-[.$E$152])^2" office:value-type="float" office:value="871843729" calcext:value-type="float">
            <text:p>871843729</text:p>
          </table:table-cell>
          <table:table-cell table:formula="of:=([.F119]-[.$E$152])^2" office:value-type="float" office:value="88887184" calcext:value-type="float">
            <text:p>88887184</text:p>
          </table:table-cell>
          <table:table-cell table:formula="of:=([.G119]-[.$E$152])^2" office:value-type="float" office:value="106929" calcext:value-type="float">
            <text:p>106929</text:p>
          </table:table-cell>
        </table:table-row>
        <table:table-row table:style-name="ro1">
          <table:table-cell table:number-columns-repeated="2"/>
          <table:table-cell office:value-type="float" office:value="45153" calcext:value-type="float">
            <text:p>45153</text:p>
          </table:table-cell>
          <table:table-cell office:value-type="float" office:value="52910" calcext:value-type="float">
            <text:p>52910</text:p>
          </table:table-cell>
          <table:table-cell office:value-type="float" office:value="73451" calcext:value-type="float">
            <text:p>73451</text:p>
          </table:table-cell>
          <table:table-cell office:value-type="float" office:value="81818" calcext:value-type="float">
            <text:p>81818</text:p>
          </table:table-cell>
          <table:table-cell table:style-name="ce1" office:value-type="float" office:value="44212" calcext:value-type="float">
            <text:p>44212</text:p>
          </table:table-cell>
          <table:table-cell/>
          <table:table-cell table:formula="of:=([.C120]-[.$E$152])^2" office:value-type="float" office:value="46104100" calcext:value-type="float">
            <text:p>46104100</text:p>
          </table:table-cell>
          <table:table-cell table:formula="of:=([.D120]-[.$E$152])^2" office:value-type="float" office:value="935089" calcext:value-type="float">
            <text:p>935089</text:p>
          </table:table-cell>
          <table:table-cell table:formula="of:=([.E120]-[.$E$152])^2" office:value-type="float" office:value="462594064" calcext:value-type="float">
            <text:p>462594064</text:p>
          </table:table-cell>
          <table:table-cell table:formula="of:=([.F120]-[.$E$152])^2" office:value-type="float" office:value="892515625" calcext:value-type="float">
            <text:p>892515625</text:p>
          </table:table-cell>
          <table:table-cell table:formula="of:=([.G120]-[.$E$152])^2" office:value-type="float" office:value="59768361" calcext:value-type="float">
            <text:p>59768361</text:p>
          </table:table-cell>
        </table:table-row>
        <table:table-row table:style-name="ro1">
          <table:table-cell table:number-columns-repeated="2"/>
          <table:table-cell office:value-type="float" office:value="99999" calcext:value-type="float">
            <text:p>99999</text:p>
          </table:table-cell>
          <table:table-cell office:value-type="float" office:value="69999" calcext:value-type="float">
            <text:p>69999</text:p>
          </table:table-cell>
          <table:table-cell office:value-type="float" office:value="40099" calcext:value-type="float">
            <text:p>40099</text:p>
          </table:table-cell>
          <table:table-cell office:value-type="float" office:value="69999" calcext:value-type="float">
            <text:p>69999</text:p>
          </table:table-cell>
          <table:table-cell table:style-name="ce1" office:value-type="float" office:value="54399" calcext:value-type="float">
            <text:p>54399</text:p>
          </table:table-cell>
          <table:table-cell/>
          <table:table-cell table:formula="of:=([.C121]-[.$E$152])^2" office:value-type="float" office:value="2309379136" calcext:value-type="float">
            <text:p>2309379136</text:p>
          </table:table-cell>
          <table:table-cell table:formula="of:=([.D121]-[.$E$152])^2" office:value-type="float" office:value="326019136" calcext:value-type="float">
            <text:p>326019136</text:p>
          </table:table-cell>
          <table:table-cell table:formula="of:=([.E121]-[.$E$152])^2" office:value-type="float" office:value="140280336" calcext:value-type="float">
            <text:p>140280336</text:p>
          </table:table-cell>
          <table:table-cell table:formula="of:=([.F121]-[.$E$152])^2" office:value-type="float" office:value="326019136" calcext:value-type="float">
            <text:p>326019136</text:p>
          </table:table-cell>
          <table:table-cell table:formula="of:=([.G121]-[.$E$152])^2" office:value-type="float" office:value="6031936" calcext:value-type="float">
            <text:p>6031936</text:p>
          </table:table-cell>
        </table:table-row>
        <table:table-row table:style-name="ro1">
          <table:table-cell table:number-columns-repeated="2"/>
          <table:table-cell office:value-type="float" office:value="22146" calcext:value-type="float">
            <text:p>22146</text:p>
          </table:table-cell>
          <table:table-cell office:value-type="float" office:value="32317" calcext:value-type="float">
            <text:p>32317</text:p>
          </table:table-cell>
          <table:table-cell office:value-type="float" office:value="41317" calcext:value-type="float">
            <text:p>41317</text:p>
          </table:table-cell>
          <table:table-cell office:value-type="float" office:value="42117" calcext:value-type="float">
            <text:p>42117</text:p>
          </table:table-cell>
          <table:table-cell table:style-name="ce1" office:value-type="float" office:value="51211" calcext:value-type="float">
            <text:p>51211</text:p>
          </table:table-cell>
          <table:table-cell/>
          <table:table-cell table:formula="of:=([.C122]-[.$E$152])^2" office:value-type="float" office:value="887861209" calcext:value-type="float">
            <text:p>887861209</text:p>
          </table:table-cell>
          <table:table-cell table:formula="of:=([.D122]-[.$E$152])^2" office:value-type="float" office:value="385179876" calcext:value-type="float">
            <text:p>385179876</text:p>
          </table:table-cell>
          <table:table-cell table:formula="of:=([.E122]-[.$E$152])^2" office:value-type="float" office:value="112911876" calcext:value-type="float">
            <text:p>112911876</text:p>
          </table:table-cell>
          <table:table-cell table:formula="of:=([.F122]-[.$E$152])^2" office:value-type="float" office:value="96550276" calcext:value-type="float">
            <text:p>96550276</text:p>
          </table:table-cell>
          <table:table-cell table:formula="of:=([.G122]-[.$E$152])^2" office:value-type="float" office:value="535824" calcext:value-type="float">
            <text:p>535824</text:p>
          </table:table-cell>
        </table:table-row>
        <table:table-row table:style-name="ro1">
          <table:table-cell table:number-columns-repeated="2"/>
          <table:table-cell office:value-type="float" office:value="11255" calcext:value-type="float">
            <text:p>11255</text:p>
          </table:table-cell>
          <table:table-cell office:value-type="float" office:value="71452" calcext:value-type="float">
            <text:p>71452</text:p>
          </table:table-cell>
          <table:table-cell office:value-type="float" office:value="52615" calcext:value-type="float">
            <text:p>52615</text:p>
          </table:table-cell>
          <table:table-cell office:value-type="float" office:value="63219" calcext:value-type="float">
            <text:p>63219</text:p>
          </table:table-cell>
          <table:table-cell table:style-name="ce1" office:value-type="float" office:value="66111" calcext:value-type="float">
            <text:p>66111</text:p>
          </table:table-cell>
          <table:table-cell/>
          <table:table-cell table:formula="of:=([.C123]-[.$E$152])^2" office:value-type="float" office:value="1655513344" calcext:value-type="float">
            <text:p>1655513344</text:p>
          </table:table-cell>
          <table:table-cell table:formula="of:=([.D123]-[.$E$152])^2" office:value-type="float" office:value="380601081" calcext:value-type="float">
            <text:p>380601081</text:p>
          </table:table-cell>
          <table:table-cell table:formula="of:=([.E123]-[.$E$152])^2" office:value-type="float" office:value="451584" calcext:value-type="float">
            <text:p>451584</text:p>
          </table:table-cell>
          <table:table-cell table:formula="of:=([.F123]-[.$E$152])^2" office:value-type="float" office:value="127148176" calcext:value-type="float">
            <text:p>127148176</text:p>
          </table:table-cell>
          <table:table-cell table:formula="of:=([.G123]-[.$E$152])^2" office:value-type="float" office:value="200732224" calcext:value-type="float">
            <text:p>200732224</text:p>
          </table:table-cell>
        </table:table-row>
        <table:table-row table:style-name="ro1">
          <table:table-cell table:number-columns-repeated="2"/>
          <table:table-cell office:value-type="float" office:value="41464" calcext:value-type="float">
            <text:p>41464</text:p>
          </table:table-cell>
          <table:table-cell office:value-type="float" office:value="81552" calcext:value-type="float">
            <text:p>81552</text:p>
          </table:table-cell>
          <table:table-cell office:value-type="float" office:value="61715" calcext:value-type="float">
            <text:p>61715</text:p>
          </table:table-cell>
          <table:table-cell office:value-type="float" office:value="74312" calcext:value-type="float">
            <text:p>74312</text:p>
          </table:table-cell>
          <table:table-cell table:style-name="ce1" office:value-type="float" office:value="61253" calcext:value-type="float">
            <text:p>61253</text:p>
          </table:table-cell>
          <table:table-cell/>
          <table:table-cell table:formula="of:=([.C124]-[.$E$152])^2" office:value-type="float" office:value="109809441" calcext:value-type="float">
            <text:p>109809441</text:p>
          </table:table-cell>
          <table:table-cell table:formula="of:=([.D124]-[.$E$152])^2" office:value-type="float" office:value="876692881" calcext:value-type="float">
            <text:p>876692881</text:p>
          </table:table-cell>
          <table:table-cell table:formula="of:=([.E124]-[.$E$152])^2" office:value-type="float" office:value="95491984" calcext:value-type="float">
            <text:p>95491984</text:p>
          </table:table-cell>
          <table:table-cell table:formula="of:=([.F124]-[.$E$152])^2" office:value-type="float" office:value="500372161" calcext:value-type="float">
            <text:p>500372161</text:p>
          </table:table-cell>
          <table:table-cell table:formula="of:=([.G124]-[.$E$152])^2" office:value-type="float" office:value="86676100" calcext:value-type="float">
            <text:p>86676100</text:p>
          </table:table-cell>
        </table:table-row>
        <table:table-row table:style-name="ro1">
          <table:table-cell table:number-columns-repeated="2"/>
          <table:table-cell office:value-type="float" office:value="51483" calcext:value-type="float">
            <text:p>51483</text:p>
          </table:table-cell>
          <table:table-cell office:value-type="float" office:value="22515" calcext:value-type="float">
            <text:p>22515</text:p>
          </table:table-cell>
          <table:table-cell office:value-type="float" office:value="82911" calcext:value-type="float">
            <text:p>82911</text:p>
          </table:table-cell>
          <table:table-cell office:value-type="float" office:value="33418" calcext:value-type="float">
            <text:p>33418</text:p>
          </table:table-cell>
          <table:table-cell table:style-name="ce1" office:value-type="float" office:value="21137" calcext:value-type="float">
            <text:p>21137</text:p>
          </table:table-cell>
          <table:table-cell/>
          <table:table-cell table:formula="of:=([.C125]-[.$E$152])^2" office:value-type="float" office:value="211600" calcext:value-type="float">
            <text:p>211600</text:p>
          </table:table-cell>
          <table:table-cell table:formula="of:=([.D125]-[.$E$152])^2" office:value-type="float" office:value="866007184" calcext:value-type="float">
            <text:p>866007184</text:p>
          </table:table-cell>
          <table:table-cell table:formula="of:=([.E125]-[.$E$152])^2" office:value-type="float" office:value="959017024" calcext:value-type="float">
            <text:p>959017024</text:p>
          </table:table-cell>
          <table:table-cell table:formula="of:=([.F125]-[.$E$152])^2" office:value-type="float" office:value="343175625" calcext:value-type="float">
            <text:p>343175625</text:p>
          </table:table-cell>
          <table:table-cell table:formula="of:=([.G125]-[.$E$152])^2" office:value-type="float" office:value="949009636" calcext:value-type="float">
            <text:p>949009636</text:p>
          </table:table-cell>
        </table:table-row>
        <table:table-row table:style-name="ro1">
          <table:table-cell table:number-columns-repeated="2"/>
          <table:table-cell office:value-type="float" office:value="62966" calcext:value-type="float">
            <text:p>62966</text:p>
          </table:table-cell>
          <table:table-cell office:value-type="float" office:value="53717" calcext:value-type="float">
            <text:p>53717</text:p>
          </table:table-cell>
          <table:table-cell office:value-type="float" office:value="71987" calcext:value-type="float">
            <text:p>71987</text:p>
          </table:table-cell>
          <table:table-cell office:value-type="float" office:value="62617" calcext:value-type="float">
            <text:p>62617</text:p>
          </table:table-cell>
          <table:table-cell table:style-name="ce1" office:value-type="float" office:value="52435" calcext:value-type="float">
            <text:p>52435</text:p>
          </table:table-cell>
          <table:table-cell/>
          <table:table-cell table:formula="of:=([.C126]-[.$E$152])^2" office:value-type="float" office:value="121506529" calcext:value-type="float">
            <text:p>121506529</text:p>
          </table:table-cell>
          <table:table-cell table:formula="of:=([.D126]-[.$E$152])^2" office:value-type="float" office:value="3147076" calcext:value-type="float">
            <text:p>3147076</text:p>
          </table:table-cell>
          <table:table-cell table:formula="of:=([.E126]-[.$E$152])^2" office:value-type="float" office:value="401761936" calcext:value-type="float">
            <text:p>401761936</text:p>
          </table:table-cell>
          <table:table-cell table:formula="of:=([.F126]-[.$E$152])^2" office:value-type="float" office:value="113934276" calcext:value-type="float">
            <text:p>113934276</text:p>
          </table:table-cell>
          <table:table-cell table:formula="of:=([.G126]-[.$E$152])^2" office:value-type="float" office:value="242064" calcext:value-type="float">
            <text:p>242064</text:p>
          </table:table-cell>
        </table:table-row>
        <table:table-row table:style-name="ro1">
          <table:table-cell table:number-columns-repeated="2"/>
          <table:table-cell office:value-type="float" office:value="72610" calcext:value-type="float">
            <text:p>72610</text:p>
          </table:table-cell>
          <table:table-cell office:value-type="float" office:value="64320" calcext:value-type="float">
            <text:p>64320</text:p>
          </table:table-cell>
          <table:table-cell office:value-type="float" office:value="92332" calcext:value-type="float">
            <text:p>92332</text:p>
          </table:table-cell>
          <table:table-cell office:value-type="float" office:value="43524" calcext:value-type="float">
            <text:p>43524</text:p>
          </table:table-cell>
          <table:table-cell table:style-name="ce1" office:value-type="float" office:value="32659" calcext:value-type="float">
            <text:p>32659</text:p>
          </table:table-cell>
          <table:table-cell/>
          <table:table-cell table:formula="of:=([.C127]-[.$E$152])^2" office:value-type="float" office:value="427124889" calcext:value-type="float">
            <text:p>427124889</text:p>
          </table:table-cell>
          <table:table-cell table:formula="of:=([.D127]-[.$E$152])^2" office:value-type="float" office:value="153190129" calcext:value-type="float">
            <text:p>153190129</text:p>
          </table:table-cell>
          <table:table-cell table:formula="of:=([.E127]-[.$E$152])^2" office:value-type="float" office:value="1631271321" calcext:value-type="float">
            <text:p>1631271321</text:p>
          </table:table-cell>
          <table:table-cell table:formula="of:=([.F127]-[.$E$152])^2" office:value-type="float" office:value="70879561" calcext:value-type="float">
            <text:p>70879561</text:p>
          </table:table-cell>
          <table:table-cell table:formula="of:=([.G127]-[.$E$152])^2" office:value-type="float" office:value="371872656" calcext:value-type="float">
            <text:p>371872656</text:p>
          </table:table-cell>
        </table:table-row>
        <table:table-row table:style-name="ro1">
          <table:table-cell table:number-columns-repeated="2"/>
          <table:table-cell office:value-type="float" office:value="29999" calcext:value-type="float">
            <text:p>29999</text:p>
          </table:table-cell>
          <table:table-cell office:value-type="float" office:value="19999" calcext:value-type="float">
            <text:p>1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52009" calcext:value-type="float">
            <text:p>52009</text:p>
          </table:table-cell>
          <table:table-cell table:style-name="ce1" office:value-type="float" office:value="99999" calcext:value-type="float">
            <text:p>99999</text:p>
          </table:table-cell>
          <table:table-cell/>
          <table:table-cell table:formula="of:=([.C128]-[.$E$152])^2" office:value-type="float" office:value="481539136" calcext:value-type="float">
            <text:p>481539136</text:p>
          </table:table-cell>
          <table:table-cell table:formula="of:=([.D128]-[.$E$152])^2" office:value-type="float" office:value="1020419136" calcext:value-type="float">
            <text:p>1020419136</text:p>
          </table:table-cell>
          <table:table-cell table:formula="of:=([.E128]-[.$E$152])^2" office:value-type="float" office:value="2309379136" calcext:value-type="float">
            <text:p>2309379136</text:p>
          </table:table-cell>
          <table:table-cell table:formula="of:=([.F128]-[.$E$152])^2" office:value-type="float" office:value="4356" calcext:value-type="float">
            <text:p>4356</text:p>
          </table:table-cell>
          <table:table-cell table:formula="of:=([.G128]-[.$E$152])^2" office:value-type="float" office:value="2309379136" calcext:value-type="float">
            <text:p>2309379136</text:p>
          </table:table-cell>
        </table:table-row>
        <table:table-row table:style-name="ro1">
          <table:table-cell table:number-columns-repeated="2"/>
          <table:table-cell office:value-type="float" office:value="31319" calcext:value-type="float">
            <text:p>31319</text:p>
          </table:table-cell>
          <table:table-cell office:value-type="float" office:value="51232" calcext:value-type="float">
            <text:p>51232</text:p>
          </table:table-cell>
          <table:table-cell office:value-type="float" office:value="31195" calcext:value-type="float">
            <text:p>31195</text:p>
          </table:table-cell>
          <table:table-cell office:value-type="float" office:value="41335" calcext:value-type="float">
            <text:p>41335</text:p>
          </table:table-cell>
          <table:table-cell table:style-name="ce1" office:value-type="float" office:value="81373" calcext:value-type="float">
            <text:p>81373</text:p>
          </table:table-cell>
          <table:table-cell/>
          <table:table-cell table:formula="of:=([.C129]-[.$E$152])^2" office:value-type="float" office:value="425349376" calcext:value-type="float">
            <text:p>425349376</text:p>
          </table:table-cell>
          <table:table-cell table:formula="of:=([.D129]-[.$E$152])^2" office:value-type="float" office:value="505521" calcext:value-type="float">
            <text:p>505521</text:p>
          </table:table-cell>
          <table:table-cell table:formula="of:=([.E129]-[.$E$152])^2" office:value-type="float" office:value="430479504" calcext:value-type="float">
            <text:p>430479504</text:p>
          </table:table-cell>
          <table:table-cell table:formula="of:=([.F129]-[.$E$152])^2" office:value-type="float" office:value="112529664" calcext:value-type="float">
            <text:p>112529664</text:p>
          </table:table-cell>
          <table:table-cell table:formula="of:=([.G129]-[.$E$152])^2" office:value-type="float" office:value="866124900" calcext:value-type="float">
            <text:p>866124900</text:p>
          </table:table-cell>
        </table:table-row>
        <table:table-row table:style-name="ro1">
          <table:table-cell table:number-columns-repeated="2"/>
          <table:table-cell office:value-type="float" office:value="23339" calcext:value-type="float">
            <text:p>23339</text:p>
          </table:table-cell>
          <table:table-cell office:value-type="float" office:value="92341" calcext:value-type="float">
            <text:p>92341</text:p>
          </table:table-cell>
          <table:table-cell office:value-type="float" office:value="12343" calcext:value-type="float">
            <text:p>12343</text:p>
          </table:table-cell>
          <table:table-cell office:value-type="float" office:value="81345" calcext:value-type="float">
            <text:p>81345</text:p>
          </table:table-cell>
          <table:table-cell table:style-name="ce1" office:value-type="float" office:value="41494" calcext:value-type="float">
            <text:p>41494</text:p>
          </table:table-cell>
          <table:table-cell/>
          <table:table-cell table:formula="of:=([.C130]-[.$E$152])^2" office:value-type="float" office:value="818188816" calcext:value-type="float">
            <text:p>818188816</text:p>
          </table:table-cell>
          <table:table-cell table:formula="of:=([.D130]-[.$E$152])^2" office:value-type="float" office:value="1631998404" calcext:value-type="float">
            <text:p>1631998404</text:p>
          </table:table-cell>
          <table:table-cell table:formula="of:=([.E130]-[.$E$152])^2" office:value-type="float" office:value="1568160000" calcext:value-type="float">
            <text:p>1568160000</text:p>
          </table:table-cell>
          <table:table-cell table:formula="of:=([.F130]-[.$E$152])^2" office:value-type="float" office:value="864477604" calcext:value-type="float">
            <text:p>864477604</text:p>
          </table:table-cell>
          <table:table-cell table:formula="of:=([.G130]-[.$E$152])^2" office:value-type="float" office:value="109181601" calcext:value-type="float">
            <text:p>109181601</text:p>
          </table:table-cell>
        </table:table-row>
        <table:table-row table:style-name="ro1">
          <table:table-cell table:number-columns-repeated="2"/>
          <table:table-cell office:value-type="float" office:value="11353" calcext:value-type="float">
            <text:p>11353</text:p>
          </table:table-cell>
          <table:table-cell office:value-type="float" office:value="31439" calcext:value-type="float">
            <text:p>31439</text:p>
          </table:table-cell>
          <table:table-cell office:value-type="float" office:value="21313" calcext:value-type="float">
            <text:p>21313</text:p>
          </table:table-cell>
          <table:table-cell office:value-type="float" office:value="31000" calcext:value-type="float">
            <text:p>31000</text:p>
          </table:table-cell>
          <table:table-cell office:value-type="float" office:value="51953" calcext:value-type="float">
            <text:p>51953</text:p>
          </table:table-cell>
          <table:table-cell/>
          <table:table-cell table:formula="of:=([.C131]-[.$E$152])^2" office:value-type="float" office:value="1647548100" calcext:value-type="float">
            <text:p>1647548100</text:p>
          </table:table-cell>
          <table:table-cell table:formula="of:=([.D131]-[.$E$152])^2" office:value-type="float" office:value="420414016" calcext:value-type="float">
            <text:p>420414016</text:p>
          </table:table-cell>
          <table:table-cell table:formula="of:=([.E131]-[.$E$152])^2" office:value-type="float" office:value="938196900" calcext:value-type="float">
            <text:p>938196900</text:p>
          </table:table-cell>
          <table:table-cell table:formula="of:=([.F131]-[.$E$152])^2" office:value-type="float" office:value="438609249" calcext:value-type="float">
            <text:p>438609249</text:p>
          </table:table-cell>
          <table:table-cell table:formula="of:=([.G131]-[.$E$152])^2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2416" calcext:value-type="float">
            <text:p>12416</text:p>
          </table:table-cell>
          <table:table-cell office:value-type="float" office:value="51415" calcext:value-type="float">
            <text:p>51415</text:p>
          </table:table-cell>
          <table:table-cell table:style-name="ce1" office:value-type="float" office:value="51551" calcext:value-type="float">
            <text:p>51551</text:p>
          </table:table-cell>
          <table:table-cell office:value-type="float" office:value="61667" calcext:value-type="float">
            <text:p>61667</text:p>
          </table:table-cell>
          <table:table-cell office:value-type="float" office:value="32912" calcext:value-type="float">
            <text:p>32912</text:p>
          </table:table-cell>
          <table:table-cell/>
          <table:table-cell table:formula="of:=([.C132]-[.$E$152])^2" office:value-type="float" office:value="1562383729" calcext:value-type="float">
            <text:p>1562383729</text:p>
          </table:table-cell>
          <table:table-cell table:formula="of:=([.D132]-[.$E$152])^2" office:value-type="float" office:value="278784" calcext:value-type="float">
            <text:p>278784</text:p>
          </table:table-cell>
          <table:table-cell table:formula="of:=([.E132]-[.$E$152])^2" office:value-type="float" office:value="153664" calcext:value-type="float">
            <text:p>153664</text:p>
          </table:table-cell>
          <table:table-cell table:formula="of:=([.F132]-[.$E$152])^2" office:value-type="float" office:value="94556176" calcext:value-type="float">
            <text:p>94556176</text:p>
          </table:table-cell>
          <table:table-cell table:formula="of:=([.G132]-[.$E$152])^2" office:value-type="float" office:value="362178961" calcext:value-type="float">
            <text:p>362178961</text:p>
          </table:table-cell>
        </table:table-row>
        <table:table-row table:style-name="ro1">
          <table:table-cell table:number-columns-repeated="2"/>
          <table:table-cell office:value-type="float" office:value="41628" calcext:value-type="float">
            <text:p>41628</text:p>
          </table:table-cell>
          <table:table-cell office:value-type="float" office:value="62430" calcext:value-type="float">
            <text:p>62430</text:p>
          </table:table-cell>
          <table:table-cell table:style-name="ce1" office:value-type="float" office:value="61132" calcext:value-type="float">
            <text:p>61132</text:p>
          </table:table-cell>
          <table:table-cell office:value-type="float" office:value="92133" calcext:value-type="float">
            <text:p>92133</text:p>
          </table:table-cell>
          <table:table-cell office:value-type="float" office:value="81000" calcext:value-type="float">
            <text:p>81000</text:p>
          </table:table-cell>
          <table:table-cell/>
          <table:table-cell table:formula="of:=([.C133]-[.$E$152])^2" office:value-type="float" office:value="106399225" calcext:value-type="float">
            <text:p>106399225</text:p>
          </table:table-cell>
          <table:table-cell table:formula="of:=([.D133]-[.$E$152])^2" office:value-type="float" office:value="109977169" calcext:value-type="float">
            <text:p>109977169</text:p>
          </table:table-cell>
          <table:table-cell table:formula="of:=([.E133]-[.$E$152])^2" office:value-type="float" office:value="84437721" calcext:value-type="float">
            <text:p>84437721</text:p>
          </table:table-cell>
          <table:table-cell table:formula="of:=([.F133]-[.$E$152])^2" office:value-type="float" office:value="1615236100" calcext:value-type="float">
            <text:p>1615236100</text:p>
          </table:table-cell>
          <table:table-cell table:formula="of:=([.G133]-[.$E$152])^2" office:value-type="float" office:value="844309249" calcext:value-type="float">
            <text:p>844309249</text:p>
          </table:table-cell>
        </table:table-row>
        <table:table-row table:style-name="ro1">
          <table:table-cell table:number-columns-repeated="2"/>
          <table:table-cell office:value-type="float" office:value="62938" calcext:value-type="float">
            <text:p>62938</text:p>
          </table:table-cell>
          <table:table-cell office:value-type="float" office:value="43240" calcext:value-type="float">
            <text:p>43240</text:p>
          </table:table-cell>
          <table:table-cell office:value-type="float" office:value="32342" calcext:value-type="float">
            <text:p>32342</text:p>
          </table:table-cell>
          <table:table-cell office:value-type="float" office:value="42444" calcext:value-type="float">
            <text:p>42444</text:p>
          </table:table-cell>
          <table:table-cell office:value-type="float" office:value="61461" calcext:value-type="float">
            <text:p>61461</text:p>
          </table:table-cell>
          <table:table-cell/>
          <table:table-cell table:formula="of:=([.C134]-[.$E$152])^2" office:value-type="float" office:value="120890025" calcext:value-type="float">
            <text:p>120890025</text:p>
          </table:table-cell>
          <table:table-cell table:formula="of:=([.D134]-[.$E$152])^2" office:value-type="float" office:value="75742209" calcext:value-type="float">
            <text:p>75742209</text:p>
          </table:table-cell>
          <table:table-cell table:formula="of:=([.E134]-[.$E$152])^2" office:value-type="float" office:value="384199201" calcext:value-type="float">
            <text:p>384199201</text:p>
          </table:table-cell>
          <table:table-cell table:formula="of:=([.F134]-[.$E$152])^2" office:value-type="float" office:value="90231001" calcext:value-type="float">
            <text:p>90231001</text:p>
          </table:table-cell>
          <table:table-cell table:formula="of:=([.G134]-[.$E$152])^2" office:value-type="float" office:value="90592324" calcext:value-type="float">
            <text:p>90592324</text:p>
          </table:table-cell>
        </table:table-row>
        <table:table-row table:style-name="ro1">
          <table:table-cell table:number-columns-repeated="2"/>
          <table:table-cell office:value-type="float" office:value="71121" calcext:value-type="float">
            <text:p>71121</text:p>
          </table:table-cell>
          <table:table-cell office:value-type="float" office:value="44425" calcext:value-type="float">
            <text:p>44425</text:p>
          </table:table-cell>
          <table:table-cell office:value-type="float" office:value="41251" calcext:value-type="float">
            <text:p>41251</text:p>
          </table:table-cell>
          <table:table-cell office:value-type="float" office:value="61313" calcext:value-type="float">
            <text:p>61313</text:p>
          </table:table-cell>
          <table:table-cell office:value-type="float" office:value="41191" calcext:value-type="float">
            <text:p>41191</text:p>
          </table:table-cell>
          <table:table-cell/>
          <table:table-cell table:formula="of:=([.C135]-[.$E$152])^2" office:value-type="float" office:value="367795684" calcext:value-type="float">
            <text:p>367795684</text:p>
          </table:table-cell>
          <table:table-cell table:formula="of:=([.D135]-[.$E$152])^2" office:value-type="float" office:value="56520324" calcext:value-type="float">
            <text:p>56520324</text:p>
          </table:table-cell>
          <table:table-cell table:formula="of:=([.E135]-[.$E$152])^2" office:value-type="float" office:value="114318864" calcext:value-type="float">
            <text:p>114318864</text:p>
          </table:table-cell>
          <table:table-cell table:formula="of:=([.F135]-[.$E$152])^2" office:value-type="float" office:value="87796900" calcext:value-type="float">
            <text:p>87796900</text:p>
          </table:table-cell>
          <table:table-cell table:formula="of:=([.G135]-[.$E$152])^2" office:value-type="float" office:value="115605504" calcext:value-type="float">
            <text:p>115605504</text:p>
          </table:table-cell>
        </table:table-row>
        <table:table-row table:style-name="ro1">
          <table:table-cell table:number-columns-repeated="2"/>
          <table:table-cell office:value-type="float" office:value="31257" calcext:value-type="float">
            <text:p>31257</text:p>
          </table:table-cell>
          <table:table-cell office:value-type="float" office:value="95999" calcext:value-type="float">
            <text:p>95999</text:p>
          </table:table-cell>
          <table:table-cell office:value-type="float" office:value="31153" calcext:value-type="float">
            <text:p>31153</text:p>
          </table:table-cell>
          <table:table-cell office:value-type="float" office:value="12665" calcext:value-type="float">
            <text:p>12665</text:p>
          </table:table-cell>
          <table:table-cell office:value-type="float" office:value="41791" calcext:value-type="float">
            <text:p>41791</text:p>
          </table:table-cell>
          <table:table-cell/>
          <table:table-cell table:formula="of:=([.C136]-[.$E$152])^2" office:value-type="float" office:value="427910596" calcext:value-type="float">
            <text:p>427910596</text:p>
          </table:table-cell>
          <table:table-cell table:formula="of:=([.D136]-[.$E$152])^2" office:value-type="float" office:value="1940931136" calcext:value-type="float">
            <text:p>1940931136</text:p>
          </table:table-cell>
          <table:table-cell table:formula="of:=([.E136]-[.$E$152])^2" office:value-type="float" office:value="432224100" calcext:value-type="float">
            <text:p>432224100</text:p>
          </table:table-cell>
          <table:table-cell table:formula="of:=([.F136]-[.$E$152])^2" office:value-type="float" office:value="1542761284" calcext:value-type="float">
            <text:p>1542761284</text:p>
          </table:table-cell>
          <table:table-cell table:formula="of:=([.G136]-[.$E$152])^2" office:value-type="float" office:value="103063104" calcext:value-type="float">
            <text:p>103063104</text:p>
          </table:table-cell>
        </table:table-row>
        <table:table-row table:style-name="ro1">
          <table:table-cell table:number-columns-repeated="2"/>
          <table:table-cell office:value-type="float" office:value="41118" calcext:value-type="float">
            <text:p>41118</text:p>
          </table:table-cell>
          <table:table-cell office:value-type="float" office:value="42455" calcext:value-type="float">
            <text:p>42455</text:p>
          </table:table-cell>
          <table:table-cell office:value-type="float" office:value="62417" calcext:value-type="float">
            <text:p>62417</text:p>
          </table:table-cell>
          <table:table-cell office:value-type="float" office:value="33515" calcext:value-type="float">
            <text:p>33515</text:p>
          </table:table-cell>
          <table:table-cell office:value-type="float" office:value="92111" calcext:value-type="float">
            <text:p>92111</text:p>
          </table:table-cell>
          <table:table-cell/>
          <table:table-cell table:formula="of:=([.C137]-[.$E$152])^2" office:value-type="float" office:value="117180625" calcext:value-type="float">
            <text:p>117180625</text:p>
          </table:table-cell>
          <table:table-cell table:formula="of:=([.D137]-[.$E$152])^2" office:value-type="float" office:value="90022144" calcext:value-type="float">
            <text:p>90022144</text:p>
          </table:table-cell>
          <table:table-cell table:formula="of:=([.E137]-[.$E$152])^2" office:value-type="float" office:value="109704676" calcext:value-type="float">
            <text:p>109704676</text:p>
          </table:table-cell>
          <table:table-cell table:formula="of:=([.F137]-[.$E$152])^2" office:value-type="float" office:value="339591184" calcext:value-type="float">
            <text:p>339591184</text:p>
          </table:table-cell>
          <table:table-cell table:formula="of:=([.G137]-[.$E$152])^2" office:value-type="float" office:value="1613468224" calcext:value-type="float">
            <text:p>1613468224</text:p>
          </table:table-cell>
        </table:table-row>
        <table:table-row table:style-name="ro1">
          <table:table-cell table:number-columns-repeated="2"/>
          <table:table-cell office:value-type="float" office:value="21283" calcext:value-type="float">
            <text:p>21283</text:p>
          </table:table-cell>
          <table:table-cell office:value-type="float" office:value="33234" calcext:value-type="float">
            <text:p>33234</text:p>
          </table:table-cell>
          <table:table-cell office:value-type="float" office:value="42611" calcext:value-type="float">
            <text:p>42611</text:p>
          </table:table-cell>
          <table:table-cell office:value-type="float" office:value="41828" calcext:value-type="float">
            <text:p>41828</text:p>
          </table:table-cell>
          <table:table-cell office:value-type="float" office:value="62221" calcext:value-type="float">
            <text:p>62221</text:p>
          </table:table-cell>
          <table:table-cell/>
          <table:table-cell table:formula="of:=([.C138]-[.$E$152])^2" office:value-type="float" office:value="940035600" calcext:value-type="float">
            <text:p>940035600</text:p>
          </table:table-cell>
          <table:table-cell table:formula="of:=([.D138]-[.$E$152])^2" office:value-type="float" office:value="350026681" calcext:value-type="float">
            <text:p>350026681</text:p>
          </table:table-cell>
          <table:table-cell table:formula="of:=([.E138]-[.$E$152])^2" office:value-type="float" office:value="87086224" calcext:value-type="float">
            <text:p>87086224</text:p>
          </table:table-cell>
          <table:table-cell table:formula="of:=([.F138]-[.$E$152])^2" office:value-type="float" office:value="102313225" calcext:value-type="float">
            <text:p>102313225</text:p>
          </table:table-cell>
          <table:table-cell table:formula="of:=([.G138]-[.$E$152])^2" office:value-type="float" office:value="105637284" calcext:value-type="float">
            <text:p>105637284</text:p>
          </table:table-cell>
        </table:table-row>
        <table:table-row table:style-name="ro1">
          <table:table-cell table:number-columns-repeated="2"/>
          <table:table-cell office:value-type="float" office:value="62826" calcext:value-type="float">
            <text:p>62826</text:p>
          </table:table-cell>
          <table:table-cell office:value-type="float" office:value="54317" calcext:value-type="float">
            <text:p>54317</text:p>
          </table:table-cell>
          <table:table-cell office:value-type="float" office:value="63827" calcext:value-type="float">
            <text:p>63827</text:p>
          </table:table-cell>
          <table:table-cell office:value-type="float" office:value="82127" calcext:value-type="float">
            <text:p>82127</text:p>
          </table:table-cell>
          <table:table-cell office:value-type="float" office:value="52400" calcext:value-type="float">
            <text:p>52400</text:p>
          </table:table-cell>
          <table:table-cell/>
          <table:table-cell table:formula="of:=([.C139]-[.$E$152])^2" office:value-type="float" office:value="118439689" calcext:value-type="float">
            <text:p>118439689</text:p>
          </table:table-cell>
          <table:table-cell table:formula="of:=([.D139]-[.$E$152])^2" office:value-type="float" office:value="5635876" calcext:value-type="float">
            <text:p>5635876</text:p>
          </table:table-cell>
          <table:table-cell table:formula="of:=([.E139]-[.$E$152])^2" office:value-type="float" office:value="141229456" calcext:value-type="float">
            <text:p>141229456</text:p>
          </table:table-cell>
          <table:table-cell table:formula="of:=([.F139]-[.$E$152])^2" office:value-type="float" office:value="911073856" calcext:value-type="float">
            <text:p>911073856</text:p>
          </table:table-cell>
          <table:table-cell table:formula="of:=([.G139]-[.$E$152])^2" office:value-type="float" office:value="208849" calcext:value-type="float">
            <text:p>208849</text:p>
          </table:table-cell>
        </table:table-row>
        <table:table-row table:style-name="ro1">
          <table:table-cell table:number-columns-repeated="2"/>
          <table:table-cell office:value-type="float" office:value="11168" calcext:value-type="float">
            <text:p>11168</text:p>
          </table:table-cell>
          <table:table-cell office:value-type="float" office:value="63115" calcext:value-type="float">
            <text:p>63115</text:p>
          </table:table-cell>
          <table:table-cell office:value-type="float" office:value="83611" calcext:value-type="float">
            <text:p>83611</text:p>
          </table:table-cell>
          <table:table-cell office:value-type="float" office:value="71218" calcext:value-type="float">
            <text:p>71218</text:p>
          </table:table-cell>
          <table:table-cell office:value-type="float" office:value="31550" calcext:value-type="float">
            <text:p>31550</text:p>
          </table:table-cell>
          <table:table-cell/>
          <table:table-cell table:formula="of:=([.C140]-[.$E$152])^2" office:value-type="float" office:value="1662600625" calcext:value-type="float">
            <text:p>1662600625</text:p>
          </table:table-cell>
          <table:table-cell table:formula="of:=([.D140]-[.$E$152])^2" office:value-type="float" office:value="124813584" calcext:value-type="float">
            <text:p>124813584</text:p>
          </table:table-cell>
          <table:table-cell table:formula="of:=([.E140]-[.$E$152])^2" office:value-type="float" office:value="1002862224" calcext:value-type="float">
            <text:p>1002862224</text:p>
          </table:table-cell>
          <table:table-cell table:formula="of:=([.F140]-[.$E$152])^2" office:value-type="float" office:value="371525625" calcext:value-type="float">
            <text:p>371525625</text:p>
          </table:table-cell>
          <table:table-cell table:formula="of:=([.G140]-[.$E$152])^2" office:value-type="float" office:value="415874449" calcext:value-type="float">
            <text:p>415874449</text:p>
          </table:table-cell>
        </table:table-row>
        <table:table-row table:style-name="ro1">
          <table:table-cell table:number-columns-repeated="2"/>
          <table:table-cell office:value-type="float" office:value="22436" calcext:value-type="float">
            <text:p>22436</text:p>
          </table:table-cell>
          <table:table-cell office:value-type="float" office:value="72317" calcext:value-type="float">
            <text:p>72317</text:p>
          </table:table-cell>
          <table:table-cell office:value-type="float" office:value="71515" calcext:value-type="float">
            <text:p>71515</text:p>
          </table:table-cell>
          <table:table-cell office:value-type="float" office:value="82411" calcext:value-type="float">
            <text:p>82411</text:p>
          </table:table-cell>
          <table:table-cell office:value-type="float" office:value="61448" calcext:value-type="float">
            <text:p>61448</text:p>
          </table:table-cell>
          <table:table-cell/>
          <table:table-cell table:formula="of:=([.C141]-[.$E$152])^2" office:value-type="float" office:value="870663049" calcext:value-type="float">
            <text:p>870663049</text:p>
          </table:table-cell>
          <table:table-cell table:formula="of:=([.D141]-[.$E$152])^2" office:value-type="float" office:value="415099876" calcext:value-type="float">
            <text:p>415099876</text:p>
          </table:table-cell>
          <table:table-cell table:formula="of:=([.E141]-[.$E$152])^2" office:value-type="float" office:value="383063184" calcext:value-type="float">
            <text:p>383063184</text:p>
          </table:table-cell>
          <table:table-cell table:formula="of:=([.F141]-[.$E$152])^2" office:value-type="float" office:value="928299024" calcext:value-type="float">
            <text:p>928299024</text:p>
          </table:table-cell>
          <table:table-cell table:formula="of:=([.G141]-[.$E$152])^2" office:value-type="float" office:value="90345025" calcext:value-type="float">
            <text:p>90345025</text:p>
          </table:table-cell>
        </table:table-row>
        <table:table-row table:style-name="ro1">
          <table:table-cell table:number-columns-repeated="2"/>
          <table:table-cell office:value-type="float" office:value="73314" calcext:value-type="float">
            <text:p>73314</text:p>
          </table:table-cell>
          <table:table-cell office:value-type="float" office:value="31243" calcext:value-type="float">
            <text:p>31243</text:p>
          </table:table-cell>
          <table:table-cell office:value-type="float" office:value="41334" calcext:value-type="float">
            <text:p>41334</text:p>
          </table:table-cell>
          <table:table-cell office:value-type="float" office:value="32312" calcext:value-type="float">
            <text:p>32312</text:p>
          </table:table-cell>
          <table:table-cell office:value-type="float" office:value="42381" calcext:value-type="float">
            <text:p>42381</text:p>
          </table:table-cell>
          <table:table-cell/>
          <table:table-cell table:formula="of:=([.C142]-[.$E$152])^2" office:value-type="float" office:value="456719641" calcext:value-type="float">
            <text:p>456719641</text:p>
          </table:table-cell>
          <table:table-cell table:formula="of:=([.D142]-[.$E$152])^2" office:value-type="float" office:value="428490000" calcext:value-type="float">
            <text:p>428490000</text:p>
          </table:table-cell>
          <table:table-cell table:formula="of:=([.E142]-[.$E$152])^2" office:value-type="float" office:value="112550881" calcext:value-type="float">
            <text:p>112550881</text:p>
          </table:table-cell>
          <table:table-cell table:formula="of:=([.F142]-[.$E$152])^2" office:value-type="float" office:value="385376161" calcext:value-type="float">
            <text:p>385376161</text:p>
          </table:table-cell>
          <table:table-cell table:formula="of:=([.G142]-[.$E$152])^2" office:value-type="float" office:value="91431844" calcext:value-type="float">
            <text:p>91431844</text:p>
          </table:table-cell>
        </table:table-row>
        <table:table-row table:style-name="ro1">
          <table:table-cell table:number-columns-repeated="2"/>
          <table:table-cell office:value-type="float" office:value="21432" calcext:value-type="float">
            <text:p>21432</text:p>
          </table:table-cell>
          <table:table-cell office:value-type="float" office:value="88276" calcext:value-type="float">
            <text:p>88276</text:p>
          </table:table-cell>
          <table:table-cell office:value-type="float" office:value="22156" calcext:value-type="float">
            <text:p>22156</text:p>
          </table:table-cell>
          <table:table-cell office:value-type="float" office:value="41665" calcext:value-type="float">
            <text:p>41665</text:p>
          </table:table-cell>
          <table:table-cell office:value-type="float" office:value="71647" calcext:value-type="float">
            <text:p>71647</text:p>
          </table:table-cell>
          <table:table-cell/>
          <table:table-cell table:formula="of:=([.C143]-[.$E$152])^2" office:value-type="float" office:value="930921121" calcext:value-type="float">
            <text:p>930921121</text:p>
          </table:table-cell>
          <table:table-cell table:formula="of:=([.D143]-[.$E$152])^2" office:value-type="float" office:value="1320086889" calcext:value-type="float">
            <text:p>1320086889</text:p>
          </table:table-cell>
          <table:table-cell table:formula="of:=([.E143]-[.$E$152])^2" office:value-type="float" office:value="887265369" calcext:value-type="float">
            <text:p>887265369</text:p>
          </table:table-cell>
          <table:table-cell table:formula="of:=([.F143]-[.$E$152])^2" office:value-type="float" office:value="105637284" calcext:value-type="float">
            <text:p>105637284</text:p>
          </table:table-cell>
          <table:table-cell table:formula="of:=([.G143]-[.$E$152])^2" office:value-type="float" office:value="388247616" calcext:value-type="float">
            <text:p>388247616</text:p>
          </table:table-cell>
        </table:table-row>
        <table:table-row table:style-name="ro1">
          <table:table-cell table:number-columns-repeated="2"/>
          <table:table-cell office:value-type="float" office:value="33353" calcext:value-type="float">
            <text:p>33353</text:p>
          </table:table-cell>
          <table:table-cell office:value-type="float" office:value="41140" calcext:value-type="float">
            <text:p>41140</text:p>
          </table:table-cell>
          <table:table-cell office:value-type="float" office:value="32231" calcext:value-type="float">
            <text:p>32231</text:p>
          </table:table-cell>
          <table:table-cell office:value-type="float" office:value="61868" calcext:value-type="float">
            <text:p>61868</text:p>
          </table:table-cell>
          <table:table-cell office:value-type="float" office:value="82265" calcext:value-type="float">
            <text:p>82265</text:p>
          </table:table-cell>
          <table:table-cell/>
          <table:table-cell table:formula="of:=([.C144]-[.$E$152])^2" office:value-type="float" office:value="345588100" calcext:value-type="float">
            <text:p>345588100</text:p>
          </table:table-cell>
          <table:table-cell table:formula="of:=([.D144]-[.$E$152])^2" office:value-type="float" office:value="116704809" calcext:value-type="float">
            <text:p>116704809</text:p>
          </table:table-cell>
          <table:table-cell table:formula="of:=([.E144]-[.$E$152])^2" office:value-type="float" office:value="388562944" calcext:value-type="float">
            <text:p>388562944</text:p>
          </table:table-cell>
          <table:table-cell table:formula="of:=([.F144]-[.$E$152])^2" office:value-type="float" office:value="98505625" calcext:value-type="float">
            <text:p>98505625</text:p>
          </table:table-cell>
          <table:table-cell table:formula="of:=([.G144]-[.$E$152])^2" office:value-type="float" office:value="919423684" calcext:value-type="float">
            <text:p>919423684</text:p>
          </table:table-cell>
        </table:table-row>
        <table:table-row table:style-name="ro1">
          <table:table-cell table:number-columns-repeated="2"/>
          <table:table-cell office:value-type="float" office:value="52896" calcext:value-type="float">
            <text:p>52896</text:p>
          </table:table-cell>
          <table:table-cell office:value-type="float" office:value="86547" calcext:value-type="float">
            <text:p>86547</text:p>
          </table:table-cell>
          <table:table-cell office:value-type="float" office:value="51367" calcext:value-type="float">
            <text:p>51367</text:p>
          </table:table-cell>
          <table:table-cell office:value-type="float" office:value="41777" calcext:value-type="float">
            <text:p>41777</text:p>
          </table:table-cell>
          <table:table-cell office:value-type="float" office:value="12446" calcext:value-type="float">
            <text:p>12446</text:p>
          </table:table-cell>
          <table:table-cell/>
          <table:table-cell table:formula="of:=([.C145]-[.$E$152])^2" office:value-type="float" office:value="908209" calcext:value-type="float">
            <text:p>908209</text:p>
          </table:table-cell>
          <table:table-cell table:formula="of:=([.D145]-[.$E$152])^2" office:value-type="float" office:value="1197436816" calcext:value-type="float">
            <text:p>1197436816</text:p>
          </table:table-cell>
          <table:table-cell table:formula="of:=([.E145]-[.$E$152])^2" office:value-type="float" office:value="331776" calcext:value-type="float">
            <text:p>331776</text:p>
          </table:table-cell>
          <table:table-cell table:formula="of:=([.F145]-[.$E$152])^2" office:value-type="float" office:value="103347556" calcext:value-type="float">
            <text:p>103347556</text:p>
          </table:table-cell>
          <table:table-cell table:formula="of:=([.G145]-[.$E$152])^2" office:value-type="float" office:value="1560013009" calcext:value-type="float">
            <text:p>1560013009</text:p>
          </table:table-cell>
        </table:table-row>
        <table:table-row table:style-name="ro1">
          <table:table-cell table:number-columns-repeated="2"/>
          <table:table-cell office:value-type="float" office:value="63455" calcext:value-type="float">
            <text:p>63455</text:p>
          </table:table-cell>
          <table:table-cell office:value-type="float" office:value="23332" calcext:value-type="float">
            <text:p>23332</text:p>
          </table:table-cell>
          <table:table-cell office:value-type="float" office:value="71385" calcext:value-type="float">
            <text:p>71385</text:p>
          </table:table-cell>
          <table:table-cell office:value-type="float" office:value="72449" calcext:value-type="float">
            <text:p>72449</text:p>
          </table:table-cell>
          <table:table-cell office:value-type="float" office:value="31146" calcext:value-type="float">
            <text:p>31146</text:p>
          </table:table-cell>
          <table:table-cell/>
          <table:table-cell table:formula="of:=([.C146]-[.$E$152])^2" office:value-type="float" office:value="132526144" calcext:value-type="float">
            <text:p>132526144</text:p>
          </table:table-cell>
          <table:table-cell table:formula="of:=([.D146]-[.$E$152])^2" office:value-type="float" office:value="818589321" calcext:value-type="float">
            <text:p>818589321</text:p>
          </table:table-cell>
          <table:table-cell table:formula="of:=([.E146]-[.$E$152])^2" office:value-type="float" office:value="377991364" calcext:value-type="float">
            <text:p>377991364</text:p>
          </table:table-cell>
          <table:table-cell table:formula="of:=([.F146]-[.$E$152])^2" office:value-type="float" office:value="420496036" calcext:value-type="float">
            <text:p>420496036</text:p>
          </table:table-cell>
          <table:table-cell table:formula="of:=([.G146]-[.$E$152])^2" office:value-type="float" office:value="432515209" calcext:value-type="float">
            <text:p>432515209</text:p>
          </table:table-cell>
        </table:table-row>
        <table:table-row table:style-name="ro1">
          <table:table-cell table:number-columns-repeated="2"/>
          <table:table-cell office:value-type="float" office:value="81264" calcext:value-type="float">
            <text:p>81264</text:p>
          </table:table-cell>
          <table:table-cell office:value-type="float" office:value="33472" calcext:value-type="float">
            <text:p>33472</text:p>
          </table:table-cell>
          <table:table-cell office:value-type="float" office:value="82175" calcext:value-type="float">
            <text:p>82175</text:p>
          </table:table-cell>
          <table:table-cell office:value-type="float" office:value="73162" calcext:value-type="float">
            <text:p>73162</text:p>
          </table:table-cell>
          <table:table-cell office:value-type="float" office:value="41721" calcext:value-type="float">
            <text:p>41721</text:p>
          </table:table-cell>
          <table:table-cell/>
          <table:table-cell table:formula="of:=([.C147]-[.$E$152])^2" office:value-type="float" office:value="859721041" calcext:value-type="float">
            <text:p>859721041</text:p>
          </table:table-cell>
          <table:table-cell table:formula="of:=([.D147]-[.$E$152])^2" office:value-type="float" office:value="341177841" calcext:value-type="float">
            <text:p>341177841</text:p>
          </table:table-cell>
          <table:table-cell table:formula="of:=([.E147]-[.$E$152])^2" office:value-type="float" office:value="913973824" calcext:value-type="float">
            <text:p>913973824</text:p>
          </table:table-cell>
          <table:table-cell table:formula="of:=([.F147]-[.$E$152])^2" office:value-type="float" office:value="450245961" calcext:value-type="float">
            <text:p>450245961</text:p>
          </table:table-cell>
          <table:table-cell table:formula="of:=([.G147]-[.$E$152])^2" office:value-type="float" office:value="104489284" calcext:value-type="float">
            <text:p>104489284</text:p>
          </table:table-cell>
        </table:table-row>
        <table:table-row table:style-name="ro1">
          <table:table-cell table:number-columns-repeated="2"/>
          <table:table-cell office:value-type="float" office:value="99999" calcext:value-type="float">
            <text:p>99999</text:p>
          </table:table-cell>
          <table:table-cell office:value-type="float" office:value="53049" calcext:value-type="float">
            <text:p>53049</text:p>
          </table:table-cell>
          <table:table-cell table:number-columns-repeated="2" office:value-type="float" office:value="99999" calcext:value-type="float">
            <text:p>99999</text:p>
          </table:table-cell>
          <table:table-cell table:number-columns-repeated="2"/>
          <table:table-cell table:formula="of:=([.C148]-[.$E$152])^2" office:value-type="float" office:value="2309379136" calcext:value-type="float">
            <text:p>2309379136</text:p>
          </table:table-cell>
          <table:table-cell table:formula="of:=([.D148]-[.$E$152])^2" office:value-type="float" office:value="1223236" calcext:value-type="float">
            <text:p>1223236</text:p>
          </table:table-cell>
          <table:table-cell table:formula="of:=([.E148]-[.$E$152])^2" office:value-type="float" office:value="2309379136" calcext:value-type="float">
            <text:p>2309379136</text:p>
          </table:table-cell>
          <table:table-cell table:formula="of:=([.F148]-[.$E$152])^2" office:value-type="float" office:value="2309379136" calcext:value-type="float">
            <text:p>230937913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3" office:value-type="string" calcext:value-type="string">
            <text:p>len</text:p>
          </table:table-cell>
          <table:table-cell table:style-name="ce3" table:formula="of:=COUNT([.C104:.G147])+COUNT([.C148:.F148])" office:value-type="float" office:value="224" calcext:value-type="float">
            <text:p>22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sum</text:p>
          </table:table-cell>
          <table:table-cell table:style-name="ce3" table:formula="of:=SUM([.C104:.G148])" office:value-type="float" office:value="11635411" calcext:value-type="float">
            <text:p>11635411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sum</text:p>
          </table:table-cell>
          <table:table-cell table:style-name="ce3" table:formula="of:=SUM([.I104:.M148])" office:value-type="float" office:value="136016574543" calcext:value-type="float">
            <text:p>1360165745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average</text:p>
          </table:table-cell>
          <table:table-cell table:style-name="ce3" table:formula="of:=INT([.E151]/[.E150])" office:value-type="float" office:value="51943" calcext:value-type="float">
            <text:p>51943</text:p>
          </table:table-cell>
          <table:table-cell table:number-columns-repeated="2"/>
          <table:table-cell table:style-name="ce1" table:number-columns-repeated="2"/>
          <table:table-cell table:style-name="ce5" office:value-type="string" calcext:value-type="string">
            <text:p>skew</text:p>
          </table:table-cell>
          <table:table-cell table:style-name="ce3" table:formula="of:=INT([.K151]/([.$E$150]*3))" office:value-type="float" office:value="202405616" calcext:value-type="float">
            <text:p>202405616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D5:Sheet1.D3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d </meta:initial-creator>
    <meta:creation-date>2013-08-04T15:48:21</meta:creation-date>
    <dc:date>2023-06-26T14:53:17.410672458</dc:date>
    <meta:editing-duration>PT1H17M39S</meta:editing-duration>
    <meta:editing-cycles>40</meta:editing-cycles>
    <meta:generator>LibreOffice/7.3.7.2$Linux_X86_64 LibreOffice_project/30$Build-2</meta:generator>
    <meta:document-statistic meta:table-count="3" meta:cell-count="970" meta:object-count="0"/>
  </office:meta>
</office:document-meta>
</file>